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3.34" calcext:value-type="float">
            <text:p>93,34</text:p>
          </table:table-cell>
          <table:table-cell table:formula="of:=100-[.B3]" office:value-type="float" office:value="6.66" calcext:value-type="float">
            <text:p>6,66</text:p>
          </table:table-cell>
          <table:table-cell/>
          <table:table-cell office:value-type="float" office:value="11757.9" calcext:value-type="float">
            <text:p>11757,9</text:p>
          </table:table-cell>
          <table:table-cell office:value-type="float" office:value="839.1" calcext:value-type="float">
            <text:p>839,1</text:p>
          </table:table-cell>
          <table:table-cell office:value-type="float" office:value="87.2" calcext:value-type="float">
            <text:p>87,2</text:p>
          </table:table-cell>
          <table:table-cell office:value-type="float" office:value="98.68" calcext:value-type="float">
            <text:p>98,68</text:p>
          </table:table-cell>
          <table:table-cell office:value-type="float" office:value="219.7755769" calcext:value-type="float">
            <text:p>219,7755769</text:p>
          </table:table-cell>
          <table:table-cell office:value-type="float" office:value="0.209596658" calcext:value-type="float">
            <text:p>0,20959665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36" calcext:value-type="float">
            <text:p>97,36</text:p>
          </table:table-cell>
          <table:table-cell table:formula="of:=100-[.B4]" office:value-type="float" office:value="2.64" calcext:value-type="float">
            <text:p>2,64</text:p>
          </table:table-cell>
          <table:table-cell/>
          <table:table-cell office:value-type="float" office:value="12264.3" calcext:value-type="float">
            <text:p>12264,3</text:p>
          </table:table-cell>
          <table:table-cell office:value-type="float" office:value="332.7" calcext:value-type="float">
            <text:p>332,7</text:p>
          </table:table-cell>
          <table:table-cell office:value-type="float" office:value="96.11" calcext:value-type="float">
            <text:p>96,11</text:p>
          </table:table-cell>
          <table:table-cell office:value-type="float" office:value="98.44" calcext:value-type="float">
            <text:p>98,44</text:p>
          </table:table-cell>
          <table:table-cell office:value-type="float" office:value="185.8043456" calcext:value-type="float">
            <text:p>185,8043456</text:p>
          </table:table-cell>
          <table:table-cell office:value-type="float" office:value="0.154965472" calcext:value-type="float">
            <text:p>0,15496547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02" calcext:value-type="float">
            <text:p>98,02</text:p>
          </table:table-cell>
          <table:table-cell table:formula="of:=100-[.B8]" office:value-type="float" office:value="1.98" calcext:value-type="float">
            <text:p>1,98</text:p>
          </table:table-cell>
          <table:table-cell/>
          <table:table-cell office:value-type="float" office:value="12347.8" calcext:value-type="float">
            <text:p>12347,8</text:p>
          </table:table-cell>
          <table:table-cell office:value-type="float" office:value="249.2" calcext:value-type="float">
            <text:p>249,2</text:p>
          </table:table-cell>
          <table:table-cell office:value-type="float" office:value="96.48" calcext:value-type="float">
            <text:p>96,48</text:p>
          </table:table-cell>
          <table:table-cell office:value-type="float" office:value="99.36" calcext:value-type="float">
            <text:p>99,36</text:p>
          </table:table-cell>
          <table:table-cell office:value-type="float" office:value="196.4645786" calcext:value-type="float">
            <text:p>196,4645786</text:p>
          </table:table-cell>
          <table:table-cell office:value-type="float" office:value="0.152975726" calcext:value-type="float">
            <text:p>0,15297572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3" calcext:value-type="float">
            <text:p>97,43</text:p>
          </table:table-cell>
          <table:table-cell table:formula="of:=100-[.B9]" office:value-type="float" office:value="2.56999999999999" calcext:value-type="float">
            <text:p>2,57</text:p>
          </table:table-cell>
          <table:table-cell/>
          <table:table-cell office:value-type="float" office:value="12273.8" calcext:value-type="float">
            <text:p>12273,8</text:p>
          </table:table-cell>
          <table:table-cell office:value-type="float" office:value="323.2" calcext:value-type="float">
            <text:p>323,2</text:p>
          </table:table-cell>
          <table:table-cell office:value-type="float" office:value="96.46" calcext:value-type="float">
            <text:p>96,46</text:p>
          </table:table-cell>
          <table:table-cell office:value-type="float" office:value="98.28" calcext:value-type="float">
            <text:p>98,28</text:p>
          </table:table-cell>
          <table:table-cell office:value-type="float" office:value="167.1496186" calcext:value-type="float">
            <text:p>167,1496186</text:p>
          </table:table-cell>
          <table:table-cell office:value-type="float" office:value="0.153764558" calcext:value-type="float">
            <text:p>0,15376455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51" calcext:value-type="float">
            <text:p>97,51</text:p>
          </table:table-cell>
          <table:table-cell table:formula="of:=100-[.B10]" office:value-type="float" office:value="2.48999999999999" calcext:value-type="float">
            <text:p>2,49</text:p>
          </table:table-cell>
          <table:table-cell/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6.76" calcext:value-type="float">
            <text:p>96,76</text:p>
          </table:table-cell>
          <table:table-cell office:value-type="float" office:value="98.16" calcext:value-type="float">
            <text:p>98,16</text:p>
          </table:table-cell>
          <table:table-cell office:value-type="float" office:value="158.0006196" calcext:value-type="float">
            <text:p>158,0006196</text:p>
          </table:table-cell>
          <table:table-cell office:value-type="float" office:value="0.154497313" calcext:value-type="float">
            <text:p>0,15449731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61" calcext:value-type="float">
            <text:p>97,61</text:p>
          </table:table-cell>
          <table:table-cell table:formula="of:=100-[.B11]" office:value-type="float" office:value="2.39" calcext:value-type="float">
            <text:p>2,39</text:p>
          </table:table-cell>
          <table:table-cell/>
          <table:table-cell office:value-type="float" office:value="12296" calcext:value-type="float">
            <text:p>12296</text:p>
          </table:table-cell>
          <table:table-cell office:value-type="float" office:value="301" calcext:value-type="float">
            <text:p>301</text:p>
          </table:table-cell>
          <table:table-cell office:value-type="float" office:value="96.78" calcext:value-type="float">
            <text:p>96,78</text:p>
          </table:table-cell>
          <table:table-cell office:value-type="float" office:value="98.34" calcext:value-type="float">
            <text:p>98,34</text:p>
          </table:table-cell>
          <table:table-cell office:value-type="float" office:value="148.3328917" calcext:value-type="float">
            <text:p>148,3328917</text:p>
          </table:table-cell>
          <table:table-cell office:value-type="float" office:value="0.153151274" calcext:value-type="float">
            <text:p>0,15315127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91" calcext:value-type="float">
            <text:p>97,91</text:p>
          </table:table-cell>
          <table:table-cell table:formula="of:=100-[.B12]" office:value-type="float" office:value="2.09" calcext:value-type="float">
            <text:p>2,09</text:p>
          </table:table-cell>
          <table:table-cell/>
          <table:table-cell office:value-type="float" office:value="12334.1" calcext:value-type="float">
            <text:p>12334,1</text:p>
          </table:table-cell>
          <table:table-cell office:value-type="float" office:value="262.9" calcext:value-type="float">
            <text:p>262,9</text:p>
          </table:table-cell>
          <table:table-cell office:value-type="float" office:value="96.3" calcext:value-type="float">
            <text:p>96,3</text:p>
          </table:table-cell>
          <table:table-cell office:value-type="float" office:value="99.32" calcext:value-type="float">
            <text:p>99,32</text:p>
          </table:table-cell>
          <table:table-cell office:value-type="float" office:value="215.8869329" calcext:value-type="float">
            <text:p>215,8869329</text:p>
          </table:table-cell>
          <table:table-cell office:value-type="float" office:value="0.209982705" calcext:value-type="float">
            <text:p>0,20998270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6.326" calcext:value-type="float">
            <text:p>96,326</text:p>
          </table:table-cell>
          <table:table-cell table:formula="of:=AVERAGE([.C3:.C12])" office:value-type="float" office:value="3.674" calcext:value-type="float">
            <text:p>3,674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2134.25" calcext:value-type="float">
            <text:p>12134,25</text:p>
          </table:table-cell>
          <table:table-cell table:formula="of:=AVERAGE([.F3:.F12])" office:value-type="float" office:value="462.75" calcext:value-type="float">
            <text:p>462,75</text:p>
          </table:table-cell>
          <table:table-cell table:formula="of:=AVERAGE([.G3:.G12])" office:value-type="float" office:value="93.775" calcext:value-type="float">
            <text:p>93,775</text:p>
          </table:table-cell>
          <table:table-cell table:formula="of:=AVERAGE([.H3:.H12])" office:value-type="float" office:value="98.547" calcext:value-type="float">
            <text:p>98,547</text:p>
          </table:table-cell>
          <table:table-cell table:formula="of:=AVERAGE([.I3:.I12])" office:value-type="float" office:value="180.92932154" calcext:value-type="float">
            <text:p>180,92932154</text:p>
          </table:table-cell>
          <table:table-cell table:formula="of:=AVERAGE([.J3:.J12])" office:value-type="float" office:value="0.16502485752" calcext:value-type="float">
            <text:p>0,165024857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2.08293638885108" calcext:value-type="float">
            <text:p>2,0829363889</text:p>
          </table:table-cell>
          <table:table-cell table:formula="of:=COM.MICROSOFT.STDEV.P([.C3:.C12])" office:value-type="float" office:value="2.08293638885108" calcext:value-type="float">
            <text:p>2,0829363889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62.474437802998" calcext:value-type="float">
            <text:p>262,474437803</text:p>
          </table:table-cell>
          <table:table-cell table:formula="of:=COM.MICROSOFT.STDEV.P([.F3:.F12])" office:value-type="float" office:value="262.474437802998" calcext:value-type="float">
            <text:p>262,474437803</text:p>
          </table:table-cell>
          <table:table-cell table:formula="of:=COM.MICROSOFT.STDEV.P([.G3:.G12])" office:value-type="float" office:value="4.2595803783941" calcext:value-type="float">
            <text:p>4,2595803784</text:p>
          </table:table-cell>
          <table:table-cell table:formula="of:=COM.MICROSOFT.STDEV.P([.H3:.H12])" office:value-type="float" office:value="0.48505772852311" calcext:value-type="float">
            <text:p>0,4850577285</text:p>
          </table:table-cell>
          <table:table-cell table:formula="of:=COM.MICROSOFT.STDEV.P([.I3:.I12])" office:value-type="float" office:value="22.703809352427" calcext:value-type="float">
            <text:p>22,7038093524</text:p>
          </table:table-cell>
          <table:table-cell table:formula="of:=COM.MICROSOFT.STDEV.P([.J3:.J12])" office:value-type="float" office:value="0.0223896465311716" calcext:value-type="float">
            <text:p>0,022389646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20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620153" calcext:value-type="float">
            <text:p>0,0197620153</text:p>
          </table:table-cell>
          <table:table-cell office:value-type="float" office:value="26.9467132092" calcext:value-type="float">
            <text:p>26,946713209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21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5288663" calcext:value-type="float">
            <text:p>0,015288663</text:p>
          </table:table-cell>
          <table:table-cell office:value-type="float" office:value="23.24204781" calcext:value-type="float">
            <text:p>23,2420478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2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5242505" calcext:value-type="float">
            <text:p>0,015242505</text:p>
          </table:table-cell>
          <table:table-cell office:value-type="float" office:value="23.22334549" calcext:value-type="float">
            <text:p>23,22334549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26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40009" calcext:value-type="float">
            <text:p>0,019740009</text:p>
          </table:table-cell>
          <table:table-cell office:value-type="float" office:value="26.28467004" calcext:value-type="float">
            <text:p>26,2846700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27]" office:value-type="float" office:value="0.310000000000002" calcext:value-type="float">
            <text:p>0,31</text:p>
          </table:table-cell>
          <table:table-cell/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5148926" calcext:value-type="float">
            <text:p>0,015148926</text:p>
          </table:table-cell>
          <table:table-cell office:value-type="float" office:value="23.03501983" calcext:value-type="float">
            <text:p>23,0350198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28]" office:value-type="float" office:value="0.290000000000006" calcext:value-type="float">
            <text:p>0,29</text:p>
          </table:table-cell>
          <table:table-cell/>
          <table:table-cell office:value-type="float" office:value="12560.4" calcext:value-type="float">
            <text:p>12560,4</text:p>
          </table:table-cell>
          <table:table-cell office:value-type="float" office:value="36.6" calcext:value-type="float">
            <text:p>36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8975878" calcext:value-type="float">
            <text:p>0,018975878</text:p>
          </table:table-cell>
          <table:table-cell office:value-type="float" office:value="26.28797882" calcext:value-type="float">
            <text:p>26,2879788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29]" office:value-type="float" office:value="0.299999999999997" calcext:value-type="float">
            <text:p>0,3</text:p>
          </table:table-cell>
          <table:table-cell/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0.15270257" calcext:value-type="float">
            <text:p>0,15270257</text:p>
          </table:table-cell>
          <table:table-cell office:value-type="float" office:value="23.13068542" calcext:value-type="float">
            <text:p>23,1306854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1" calcext:value-type="float">
            <text:p>99,701</text:p>
          </table:table-cell>
          <table:table-cell table:formula="of:=AVERAGE([.C20:.C29])" office:value-type="float" office:value="0.298999999999999" calcext:value-type="float">
            <text:p>0,29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25" calcext:value-type="float">
            <text:p>12559,25</text:p>
          </table:table-cell>
          <table:table-cell table:formula="of:=AVERAGE([.F20:.F29])" office:value-type="float" office:value="37.75" calcext:value-type="float">
            <text:p>37,75</text:p>
          </table:table-cell>
          <table:table-cell table:formula="of:=AVERAGE([.G20:.G29])" office:value-type="float" office:value="99.681" calcext:value-type="float">
            <text:p>99,681</text:p>
          </table:table-cell>
          <table:table-cell table:formula="of:=AVERAGE([.H20:.H29])" office:value-type="float" office:value="99.716" calcext:value-type="float">
            <text:p>99,716</text:p>
          </table:table-cell>
          <table:table-cell table:formula="of:=AVERAGE([.I20:.I29])" office:value-type="float" office:value="0.03066561703" calcext:value-type="float">
            <text:p>0,030665617</text:p>
          </table:table-cell>
          <table:table-cell table:formula="of:=AVERAGE([.J20:.J29])" office:value-type="float" office:value="24.48551660992" calcext:value-type="float">
            <text:p>24,485516609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538516480713251" calcext:value-type="float">
            <text:p>0,0053851648</text:p>
          </table:table-cell>
          <table:table-cell table:formula="of:=COM.MICROSOFT.STDEV.P([.C20:.C29])" office:value-type="float" office:value="0.00538516480713251" calcext:value-type="float">
            <text:p>0,0053851648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690289794216716" calcext:value-type="float">
            <text:p>0,6902897942</text:p>
          </table:table-cell>
          <table:table-cell table:formula="of:=COM.MICROSOFT.STDEV.P([.F20:.F29])" office:value-type="float" office:value="0.690289794216892" calcext:value-type="float">
            <text:p>0,6902897942</text:p>
          </table:table-cell>
          <table:table-cell table:formula="of:=COM.MICROSOFT.STDEV.P([.G20:.G29])" office:value-type="float" office:value="0.0104403065089096" calcext:value-type="float">
            <text:p>0,0104403065</text:p>
          </table:table-cell>
          <table:table-cell table:formula="of:=COM.MICROSOFT.STDEV.P([.H20:.H29])" office:value-type="float" office:value="0.0111355287256586" calcext:value-type="float">
            <text:p>0,0111355287</text:p>
          </table:table-cell>
          <table:table-cell table:formula="of:=COM.MICROSOFT.STDEV.P([.I20:.I29])" office:value-type="float" office:value="0.0407258967836171" calcext:value-type="float">
            <text:p>0,0407258968</text:p>
          </table:table-cell>
          <table:table-cell table:formula="of:=COM.MICROSOFT.STDEV.P([.J20:.J29])" office:value-type="float" office:value="1.61822685405625" calcext:value-type="float">
            <text:p>1,618226854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37]" office:value-type="float" office:value="0.299999999999997" calcext:value-type="float">
            <text:p>0,3</text:p>
          </table:table-cell>
          <table:table-cell office:value-type="float" office:value="8290" calcext:value-type="float">
            <text:p>8290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250.0977195978" calcext:value-type="float">
            <text:p>250,0977195978</text:p>
          </table:table-cell>
          <table:table-cell office:value-type="float" office:value="17.2079280376" calcext:value-type="float">
            <text:p>17,207928037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38]" office:value-type="float" office:value="0.299999999999997" calcext:value-type="float">
            <text:p>0,3</text:p>
          </table:table-cell>
          <table:table-cell office:value-type="float" office:value="8329.9" calcext:value-type="float">
            <text:p>8329,9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318.8284204" calcext:value-type="float">
            <text:p>318,8284204</text:p>
          </table:table-cell>
          <table:table-cell office:value-type="float" office:value="17.38233645" calcext:value-type="float">
            <text:p>17,3823364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42]" office:value-type="float" office:value="0.299999999999997" calcext:value-type="float">
            <text:p>0,3</text:p>
          </table:table-cell>
          <table:table-cell office:value-type="float" office:value="8287.3" calcext:value-type="float">
            <text:p>8287,3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32.1706632" calcext:value-type="float">
            <text:p>232,1706632</text:p>
          </table:table-cell>
          <table:table-cell office:value-type="float" office:value="17.28705513" calcext:value-type="float">
            <text:p>17,28705513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43]" office:value-type="float" office:value="0.299999999999997" calcext:value-type="float">
            <text:p>0,3</text:p>
          </table:table-cell>
          <table:table-cell office:value-type="float" office:value="8294.2" calcext:value-type="float">
            <text:p>8294,2</text:p>
          </table:table-cell>
          <table:table-cell office:value-type="float" office:value="12559.7" calcext:value-type="float">
            <text:p>12559,7</text:p>
          </table:table-cell>
          <table:table-cell office:value-type="float" office:value="37.3" calcext:value-type="float">
            <text:p>37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36.1316914" calcext:value-type="float">
            <text:p>236,1316914</text:p>
          </table:table-cell>
          <table:table-cell office:value-type="float" office:value="17.3391782" calcext:value-type="float">
            <text:p>17,339178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44]" office:value-type="float" office:value="0.310000000000002" calcext:value-type="float">
            <text:p>0,31</text:p>
          </table:table-cell>
          <table:table-cell office:value-type="float" office:value="8251" calcext:value-type="float">
            <text:p>8251</text:p>
          </table:table-cell>
          <table:table-cell office:value-type="float" office:value="12558.2" calcext:value-type="float">
            <text:p>12558,2</text:p>
          </table:table-cell>
          <table:table-cell office:value-type="float" office:value="38.8" calcext:value-type="float">
            <text:p>38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249.3020417" calcext:value-type="float">
            <text:p>249,3020417</text:p>
          </table:table-cell>
          <table:table-cell office:value-type="float" office:value="17.21175513" calcext:value-type="float">
            <text:p>17,2117551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45]" office:value-type="float" office:value="0.290000000000006" calcext:value-type="float">
            <text:p>0,29</text:p>
          </table:table-cell>
          <table:table-cell office:value-type="float" office:value="8735.9" calcext:value-type="float">
            <text:p>8735,9</text:p>
          </table:table-cell>
          <table:table-cell office:value-type="float" office:value="12560.6" calcext:value-type="float">
            <text:p>12560,6</text:p>
          </table:table-cell>
          <table:table-cell office:value-type="float" office:value="36.4" calcext:value-type="float">
            <text:p>36,4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191.3486139" calcext:value-type="float">
            <text:p>191,3486139</text:p>
          </table:table-cell>
          <table:table-cell office:value-type="float" office:value="13.80647981" calcext:value-type="float">
            <text:p>13,8064798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46]" office:value-type="float" office:value="0.299999999999997" calcext:value-type="float">
            <text:p>0,3</text:p>
          </table:table-cell>
          <table:table-cell office:value-type="float" office:value="8298.8" calcext:value-type="float">
            <text:p>8298,8</text:p>
          </table:table-cell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08.1959967" calcext:value-type="float">
            <text:p>208,1959967</text:p>
          </table:table-cell>
          <table:table-cell office:value-type="float" office:value="17.3371125" calcext:value-type="float">
            <text:p>17,337112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0.299999999999999" calcext:value-type="float">
            <text:p>0,3</text:p>
          </table:table-cell>
          <table:table-cell table:formula="of:=AVERAGE([.D37:.D46])" office:value-type="float" office:value="8379.47" calcext:value-type="float">
            <text:p>8379,47</text:p>
          </table:table-cell>
          <table:table-cell table:formula="of:=AVERAGE([.E37:.E46])" office:value-type="float" office:value="12559.34" calcext:value-type="float">
            <text:p>12559,34</text:p>
          </table:table-cell>
          <table:table-cell table:formula="of:=AVERAGE([.F37:.F46])" office:value-type="float" office:value="37.66" calcext:value-type="float">
            <text:p>37,66</text:p>
          </table:table-cell>
          <table:table-cell table:formula="of:=AVERAGE([.G37:.G46])" office:value-type="float" office:value="99.692" calcext:value-type="float">
            <text:p>99,692</text:p>
          </table:table-cell>
          <table:table-cell table:formula="of:=AVERAGE([.H37:.H46])" office:value-type="float" office:value="99.705" calcext:value-type="float">
            <text:p>99,705</text:p>
          </table:table-cell>
          <table:table-cell table:formula="of:=AVERAGE([.I37:.I46])" office:value-type="float" office:value="235.11907500978" calcext:value-type="float">
            <text:p>235,1190750098</text:p>
          </table:table-cell>
          <table:table-cell table:formula="of:=AVERAGE([.J37:.J46])" office:value-type="float" office:value="16.63259043276" calcext:value-type="float">
            <text:p>16,632590432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.00447213595499869" calcext:value-type="float">
            <text:p>0,004472136</text:p>
          </table:table-cell>
          <table:table-cell table:formula="of:=COM.MICROSOFT.STDEV.P([.C37:.C46])" office:value-type="float" office:value="0.00447213595499869" calcext:value-type="float">
            <text:p>0,004472136</text:p>
          </table:table-cell>
          <table:table-cell table:formula="of:=COM.MICROSOFT.STDEV.P([.D37:.D46])" office:value-type="float" office:value="184.297531453897" calcext:value-type="float">
            <text:p>184,2975314539</text:p>
          </table:table-cell>
          <table:table-cell table:formula="of:=COM.MICROSOFT.STDEV.P([.E37:.E46])" office:value-type="float" office:value="0.567802782663113" calcext:value-type="float">
            <text:p>0,5678027827</text:p>
          </table:table-cell>
          <table:table-cell table:formula="of:=COM.MICROSOFT.STDEV.P([.F37:.F46])" office:value-type="float" office:value="0.567802782663135" calcext:value-type="float">
            <text:p>0,5678027827</text:p>
          </table:table-cell>
          <table:table-cell table:formula="of:=COM.MICROSOFT.STDEV.P([.G37:.G46])" office:value-type="float" office:value="0.00871779788707896" calcext:value-type="float">
            <text:p>0,0087177979</text:p>
          </table:table-cell>
          <table:table-cell table:formula="of:=COM.MICROSOFT.STDEV.P([.H37:.H46])" office:value-type="float" office:value="0.00670820393249645" calcext:value-type="float">
            <text:p>0,0067082039</text:p>
          </table:table-cell>
          <table:table-cell table:formula="of:=COM.MICROSOFT.STDEV.P([.I37:.I46])" office:value-type="float" office:value="33.55948463997" calcext:value-type="float">
            <text:p>33,55948464</text:p>
          </table:table-cell>
          <table:table-cell table:formula="of:=COM.MICROSOFT.STDEV.P([.J37:.J46])" office:value-type="float" office:value="1.3272898660301" calcext:value-type="float">
            <text:p>1,32728986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8.16" calcext:value-type="float">
            <text:p>98,16</text:p>
          </table:table-cell>
          <table:table-cell table:formula="of:=100-[.B54]" office:value-type="float" office:value="1.84" calcext:value-type="float">
            <text:p>1,84</text:p>
          </table:table-cell>
          <table:table-cell/>
          <table:table-cell office:value-type="float" office:value="12365.5" calcext:value-type="float">
            <text:p>12365,5</text:p>
          </table:table-cell>
          <table:table-cell office:value-type="float" office:value="231.5" calcext:value-type="float">
            <text:p>231,5</text:p>
          </table:table-cell>
          <table:table-cell office:value-type="float" office:value="97.13" calcext:value-type="float">
            <text:p>97,13</text:p>
          </table:table-cell>
          <table:table-cell office:value-type="float" office:value="99.06" calcext:value-type="float">
            <text:p>99,06</text:p>
          </table:table-cell>
          <table:table-cell office:value-type="float" office:value="218.0432883" calcext:value-type="float">
            <text:p>218,0432883</text:p>
          </table:table-cell>
          <table:table-cell office:value-type="float" office:value="0.204878926" calcext:value-type="float">
            <text:p>0,20487892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78" calcext:value-type="float">
            <text:p>97,78</text:p>
          </table:table-cell>
          <table:table-cell table:formula="of:=100-[.B55]" office:value-type="float" office:value="2.22" calcext:value-type="float">
            <text:p>2,22</text:p>
          </table:table-cell>
          <table:table-cell/>
          <table:table-cell office:value-type="float" office:value="12317.7" calcext:value-type="float">
            <text:p>12317,7</text:p>
          </table:table-cell>
          <table:table-cell office:value-type="float" office:value="279.3" calcext:value-type="float">
            <text:p>279,3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160.6801114" calcext:value-type="float">
            <text:p>160,6801114</text:p>
          </table:table-cell>
          <table:table-cell office:value-type="float" office:value="0.150256872" calcext:value-type="float">
            <text:p>0,15025687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float" office:value="3.23" calcext:value-type="float">
            <text:p>3,23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float" office:value="3.03" calcext:value-type="float">
            <text:p>3,03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float" office:value="2.98999999999999" calcext:value-type="float">
            <text:p>2,99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65" calcext:value-type="float">
            <text:p>97,65</text:p>
          </table:table-cell>
          <table:table-cell table:formula="of:=100-[.B59]" office:value-type="float" office:value="2.34999999999999" calcext:value-type="float">
            <text:p>2,35</text:p>
          </table:table-cell>
          <table:table-cell/>
          <table:table-cell office:value-type="float" office:value="12300.6" calcext:value-type="float">
            <text:p>12300,6</text:p>
          </table:table-cell>
          <table:table-cell office:value-type="float" office:value="296.4" calcext:value-type="float">
            <text:p>296,4</text:p>
          </table:table-cell>
          <table:table-cell office:value-type="float" office:value="96.4" calcext:value-type="float">
            <text:p>96,4</text:p>
          </table:table-cell>
          <table:table-cell office:value-type="float" office:value="98.73" calcext:value-type="float">
            <text:p>98,73</text:p>
          </table:table-cell>
          <table:table-cell office:value-type="float" office:value="212.8374907" calcext:value-type="float">
            <text:p>212,8374907</text:p>
          </table:table-cell>
          <table:table-cell office:value-type="float" office:value="0.205443621" calcext:value-type="float">
            <text:p>0,20544362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51" calcext:value-type="float">
            <text:p>97,51</text:p>
          </table:table-cell>
          <table:table-cell table:formula="of:=100-[.B60]" office:value-type="float" office:value="2.48999999999999" calcext:value-type="float">
            <text:p>2,49</text:p>
          </table:table-cell>
          <table:table-cell/>
          <table:table-cell office:value-type="float" office:value="12283.2" calcext:value-type="float">
            <text:p>12283,2</text:p>
          </table:table-cell>
          <table:table-cell office:value-type="float" office:value="313.8" calcext:value-type="float">
            <text:p>313,8</text:p>
          </table:table-cell>
          <table:table-cell office:value-type="float" office:value="96.28" calcext:value-type="float">
            <text:p>96,28</text:p>
          </table:table-cell>
          <table:table-cell office:value-type="float" office:value="98.58" calcext:value-type="float">
            <text:p>98,58</text:p>
          </table:table-cell>
          <table:table-cell office:value-type="float" office:value="168.3941607" calcext:value-type="float">
            <text:p>168,3941607</text:p>
          </table:table-cell>
          <table:table-cell office:value-type="float" office:value="0.151659727" calcext:value-type="float">
            <text:p>0,15165972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41" calcext:value-type="float">
            <text:p>97,41</text:p>
          </table:table-cell>
          <table:table-cell table:formula="of:=100-[.B61]" office:value-type="float" office:value="2.59" calcext:value-type="float">
            <text:p>2,59</text:p>
          </table:table-cell>
          <table:table-cell/>
          <table:table-cell office:value-type="float" office:value="12271" calcext:value-type="float">
            <text:p>12271</text:p>
          </table:table-cell>
          <table:table-cell office:value-type="float" office:value="326" calcext:value-type="float">
            <text:p>326</text:p>
          </table:table-cell>
          <table:table-cell office:value-type="float" office:value="96.67" calcext:value-type="float">
            <text:p>96,67</text:p>
          </table:table-cell>
          <table:table-cell office:value-type="float" office:value="98.06" calcext:value-type="float">
            <text:p>98,06</text:p>
          </table:table-cell>
          <table:table-cell office:value-type="float" office:value="214.3222744" calcext:value-type="float">
            <text:p>214,3222744</text:p>
          </table:table-cell>
          <table:table-cell office:value-type="float" office:value="0.205898881" calcext:value-type="float">
            <text:p>0,20589888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8" calcext:value-type="float">
            <text:p>97,98</text:p>
          </table:table-cell>
          <table:table-cell table:formula="of:=100-[.B62]" office:value-type="float" office:value="2.02" calcext:value-type="float">
            <text:p>2,02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office:value-type="float" office:value="96.57" calcext:value-type="float">
            <text:p>96,57</text:p>
          </table:table-cell>
          <table:table-cell office:value-type="float" office:value="99.22" calcext:value-type="float">
            <text:p>99,22</text:p>
          </table:table-cell>
          <table:table-cell office:value-type="float" office:value="182.2993611" calcext:value-type="float">
            <text:p>182,2993611</text:p>
          </table:table-cell>
          <table:table-cell office:value-type="float" office:value="0.15078156" calcext:value-type="float">
            <text:p>0,1507815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29" calcext:value-type="float">
            <text:p>97,29</text:p>
          </table:table-cell>
          <table:table-cell table:formula="of:=100-[.B63]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96.98" calcext:value-type="float">
            <text:p>96,98</text:p>
          </table:table-cell>
          <table:table-cell office:value-type="float" office:value="97.47" calcext:value-type="float">
            <text:p>97,47</text:p>
          </table:table-cell>
          <table:table-cell office:value-type="float" office:value="166.2825423" calcext:value-type="float">
            <text:p>166,2825423</text:p>
          </table:table-cell>
          <table:table-cell office:value-type="float" office:value="0.150691795" calcext:value-type="float">
            <text:p>0,15069179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7.453" calcext:value-type="float">
            <text:p>97,453</text:p>
          </table:table-cell>
          <table:table-cell table:formula="of:=AVERAGE([.C54:.C63])" office:value-type="float" office:value="2.547" calcext:value-type="float">
            <text:p>2,547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76.15" calcext:value-type="float">
            <text:p>12276,15</text:p>
          </table:table-cell>
          <table:table-cell table:formula="of:=AVERAGE([.F54:.F63])" office:value-type="float" office:value="320.85" calcext:value-type="float">
            <text:p>320,85</text:p>
          </table:table-cell>
          <table:table-cell table:formula="of:=AVERAGE([.G54:.G63])" office:value-type="float" office:value="96.675" calcext:value-type="float">
            <text:p>96,675</text:p>
          </table:table-cell>
          <table:table-cell table:formula="of:=AVERAGE([.H54:.H63])" office:value-type="float" office:value="98.123" calcext:value-type="float">
            <text:p>98,123</text:p>
          </table:table-cell>
          <table:table-cell table:formula="of:=AVERAGE([.I54:.I63])" office:value-type="float" office:value="193.30425681" calcext:value-type="float">
            <text:p>193,30425681</text:p>
          </table:table-cell>
          <table:table-cell table:formula="of:=AVERAGE([.J54:.J63])" office:value-type="float" office:value="0.1778579091" calcext:value-type="float">
            <text:p>0,177857909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430233657446742" calcext:value-type="float">
            <text:p>0,4302336574</text:p>
          </table:table-cell>
          <table:table-cell table:formula="of:=COM.MICROSOFT.STDEV.P([.C54:.C63])" office:value-type="float" office:value="0.430233657446742" calcext:value-type="float">
            <text:p>0,4302336574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54.3804422563848" calcext:value-type="float">
            <text:p>54,3804422564</text:p>
          </table:table-cell>
          <table:table-cell table:formula="of:=COM.MICROSOFT.STDEV.P([.F54:.F63])" office:value-type="float" office:value="54.3804422563848" calcext:value-type="float">
            <text:p>54,3804422564</text:p>
          </table:table-cell>
          <table:table-cell table:formula="of:=COM.MICROSOFT.STDEV.P([.G54:.G63])" office:value-type="float" office:value="0.245407823836159" calcext:value-type="float">
            <text:p>0,2454078238</text:p>
          </table:table-cell>
          <table:table-cell table:formula="of:=COM.MICROSOFT.STDEV.P([.H54:.H63])" office:value-type="float" office:value="0.811493068362262" calcext:value-type="float">
            <text:p>0,8114930684</text:p>
          </table:table-cell>
          <table:table-cell table:formula="of:=COM.MICROSOFT.STDEV.P([.I54:.I63])" office:value-type="float" office:value="27.3302389922747" calcext:value-type="float">
            <text:p>27,3302389923</text:p>
          </table:table-cell>
          <table:table-cell table:formula="of:=COM.MICROSOFT.STDEV.P([.J54:.J63])" office:value-type="float" office:value="0.0271028961469842" calcext:value-type="float">
            <text:p>0,027102896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71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72976" calcext:value-type="float">
            <text:p>0,016572976</text:p>
          </table:table-cell>
          <table:table-cell office:value-type="float" office:value="25.1986929178" calcext:value-type="float">
            <text:p>25,198692917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72]" office:value-type="float" office:value="0.299999999999997" calcext:value-type="float">
            <text:p>0,3</text:p>
          </table:table-cell>
          <table:table-cell/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136554" calcext:value-type="float">
            <text:p>0,013136554</text:p>
          </table:table-cell>
          <table:table-cell office:value-type="float" office:value="21.9847611" calcext:value-type="float">
            <text:p>21,984761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1" calcext:value-type="float">
            <text:p>99,71</text:p>
          </table:table-cell>
          <table:table-cell table:formula="of:=100-[.B76]" office:value-type="float" office:value="0.290000000000006" calcext:value-type="float">
            <text:p>0,29</text:p>
          </table:table-cell>
          <table:table-cell/>
          <table:table-cell office:value-type="float" office:value="12560.1" calcext:value-type="float">
            <text:p>12560,1</text:p>
          </table:table-cell>
          <table:table-cell office:value-type="float" office:value="36.9" calcext:value-type="float">
            <text:p>36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467002" calcext:value-type="float">
            <text:p>0,013467002</text:p>
          </table:table-cell>
          <table:table-cell office:value-type="float" office:value="22.03128004" calcext:value-type="float">
            <text:p>22,0312800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77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26802" calcext:value-type="float">
            <text:p>0,013126802</text:p>
          </table:table-cell>
          <table:table-cell office:value-type="float" office:value="21.7417624" calcext:value-type="float">
            <text:p>21,741762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78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0211" calcext:value-type="float">
            <text:p>0,01300211</text:p>
          </table:table-cell>
          <table:table-cell office:value-type="float" office:value="21.74086773" calcext:value-type="float">
            <text:p>21,7408677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79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61341" calcext:value-type="float">
            <text:p>0,016561341</text:p>
          </table:table-cell>
          <table:table-cell office:value-type="float" office:value="25.35749848" calcext:value-type="float">
            <text:p>25,3574984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80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3326311" calcext:value-type="float">
            <text:p>0,013326311</text:p>
          </table:table-cell>
          <table:table-cell office:value-type="float" office:value="22.02029541" calcext:value-type="float">
            <text:p>22,0202954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699" calcext:value-type="float">
            <text:p>99,699</text:p>
          </table:table-cell>
          <table:table-cell table:formula="of:=AVERAGE([.C71:.C80])" office:value-type="float" office:value="0.301" calcext:value-type="float">
            <text:p>0,301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" calcext:value-type="float">
            <text:p>12559</text:p>
          </table:table-cell>
          <table:table-cell table:formula="of:=AVERAGE([.F71:.F80])" office:value-type="float" office:value="38" calcext:value-type="float">
            <text:p>38</text:p>
          </table:table-cell>
          <table:table-cell table:formula="of:=AVERAGE([.G71:.G80])" office:value-type="float" office:value="99.68" calcext:value-type="float">
            <text:p>99,68</text:p>
          </table:table-cell>
          <table:table-cell table:formula="of:=AVERAGE([.H71:.H80])" office:value-type="float" office:value="99.714" calcext:value-type="float">
            <text:p>99,714</text:p>
          </table:table-cell>
          <table:table-cell table:formula="of:=AVERAGE([.I71:.I80])" office:value-type="float" office:value="0.0138490271" calcext:value-type="float">
            <text:p>0,0138490271</text:p>
          </table:table-cell>
          <table:table-cell table:formula="of:=AVERAGE([.J71:.J80])" office:value-type="float" office:value="22.59558243478" calcext:value-type="float">
            <text:p>22,595582434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699999999999911" calcext:value-type="float">
            <text:p>0,007</text:p>
          </table:table-cell>
          <table:table-cell table:formula="of:=COM.MICROSOFT.STDEV.P([.C71:.C80])" office:value-type="float" office:value="0.00699999999999911" calcext:value-type="float">
            <text:p>0,007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762889244910674" calcext:value-type="float">
            <text:p>0,7628892449</text:p>
          </table:table-cell>
          <table:table-cell table:formula="of:=COM.MICROSOFT.STDEV.P([.F71:.F80])" office:value-type="float" office:value="0.762889244910427" calcext:value-type="float">
            <text:p>0,7628892449</text:p>
          </table:table-cell>
          <table:table-cell table:formula="of:=COM.MICROSOFT.STDEV.P([.G71:.G80])" office:value-type="float" office:value="0.0109544511501037" calcext:value-type="float">
            <text:p>0,0109544512</text:p>
          </table:table-cell>
          <table:table-cell table:formula="of:=COM.MICROSOFT.STDEV.P([.H71:.H80])" office:value-type="float" office:value="0.00800000000000161" calcext:value-type="float">
            <text:p>0,008</text:p>
          </table:table-cell>
          <table:table-cell table:formula="of:=COM.MICROSOFT.STDEV.P([.I71:.I80])" office:value-type="float" office:value="0.00136492761887358" calcext:value-type="float">
            <text:p>0,0013649276</text:p>
          </table:table-cell>
          <table:table-cell table:formula="of:=COM.MICROSOFT.STDEV.P([.J71:.J80])" office:value-type="float" office:value="1.34546594759149" calcext:value-type="float">
            <text:p>1,345465947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88]" office:value-type="float" office:value="0.299999999999997" calcext:value-type="float">
            <text:p>0,3</text:p>
          </table:table-cell>
          <table:table-cell office:value-type="float" office:value="8785.2" calcext:value-type="float">
            <text:p>8785,2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160.0347544669" calcext:value-type="float">
            <text:p>160,0347544669</text:p>
          </table:table-cell>
          <table:table-cell office:value-type="float" office:value="14.5030500651" calcext:value-type="float">
            <text:p>14,503050065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table:style-name="ce3" office:value-type="float" office:value="99.7" calcext:value-type="float">
            <text:p>99,7</text:p>
          </table:table-cell>
          <table:table-cell table:style-name="ce3" table:formula="of:=100-[.B93]" office:value-type="float" office:value="0.299999999999997" calcext:value-type="float">
            <text:p>0,3</text:p>
          </table:table-cell>
          <table:table-cell office:value-type="float" office:value="8260.3" calcext:value-type="float">
            <text:p>8260,3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7" calcext:value-type="float">
            <text:p>99,7</text:p>
          </table:table-cell>
          <table:table-cell office:value-type="float" office:value="99.71" calcext:value-type="float">
            <text:p>99,71</text:p>
          </table:table-cell>
          <table:table-cell office:value-type="float" office:value="220.5096146" calcext:value-type="float">
            <text:p>220,5096146</text:p>
          </table:table-cell>
          <table:table-cell office:value-type="float" office:value="16.5592885" calcext:value-type="float">
            <text:p>16,559288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94]" office:value-type="float" office:value="0.299999999999997" calcext:value-type="float">
            <text:p>0,3</text:p>
          </table:table-cell>
          <table:table-cell office:value-type="float" office:value="8220.3" calcext:value-type="float">
            <text:p>8220,3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272.6281649" calcext:value-type="float">
            <text:p>272,6281649</text:p>
          </table:table-cell>
          <table:table-cell office:value-type="float" office:value="16.55393162" calcext:value-type="float">
            <text:p>16,5539316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95]" office:value-type="float" office:value="0.310000000000002" calcext:value-type="float">
            <text:p>0,31</text:p>
          </table:table-cell>
          <table:table-cell office:value-type="float" office:value="8330" calcext:value-type="float">
            <text:p>8330</text:p>
          </table:table-cell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176.6926893" calcext:value-type="float">
            <text:p>176,6926893</text:p>
          </table:table-cell>
          <table:table-cell office:value-type="float" office:value="14.40107431" calcext:value-type="float">
            <text:p>14,4010743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96]" office:value-type="float" office:value="0.310000000000002" calcext:value-type="float">
            <text:p>0,31</text:p>
          </table:table-cell>
          <table:table-cell office:value-type="float" office:value="8337.1" calcext:value-type="float">
            <text:p>8337,1</text:p>
          </table:table-cell>
          <table:table-cell office:value-type="float" office:value="12557.2" calcext:value-type="float">
            <text:p>12557,2</text:p>
          </table:table-cell>
          <table:table-cell office:value-type="float" office:value="39.8" calcext:value-type="float">
            <text:p>39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208.7167563" calcext:value-type="float">
            <text:p>208,7167563</text:p>
          </table:table-cell>
          <table:table-cell office:value-type="float" office:value="16.74344053" calcext:value-type="float">
            <text:p>16,7434405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9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55555555556" calcext:value-type="float">
            <text:p>99,6955555556</text:p>
          </table:table-cell>
          <table:table-cell table:formula="of:=AVERAGE([.C88:.C97])" office:value-type="float" office:value="10.274" calcext:value-type="float">
            <text:p>10,274</text:p>
          </table:table-cell>
          <table:table-cell table:formula="of:=AVERAGE([.D88:.D97])" office:value-type="float" office:value="8439.63333333334" calcext:value-type="float">
            <text:p>8439,6333333333</text:p>
          </table:table-cell>
          <table:table-cell table:formula="of:=AVERAGE([.E88:.E97])" office:value-type="float" office:value="12558.6555555556" calcext:value-type="float">
            <text:p>12558,6555555556</text:p>
          </table:table-cell>
          <table:table-cell table:formula="of:=AVERAGE([.F88:.F97])" office:value-type="float" office:value="38.3444444444444" calcext:value-type="float">
            <text:p>38,3444444444</text:p>
          </table:table-cell>
          <table:table-cell table:formula="of:=AVERAGE([.G88:.G97])" office:value-type="float" office:value="99.6855555555555" calcext:value-type="float">
            <text:p>99,6855555556</text:p>
          </table:table-cell>
          <table:table-cell table:formula="of:=AVERAGE([.H88:.H97])" office:value-type="float" office:value="99.7077777777778" calcext:value-type="float">
            <text:p>99,7077777778</text:p>
          </table:table-cell>
          <table:table-cell table:formula="of:=AVERAGE([.I88:.I97])" office:value-type="float" office:value="200.896351285211" calcext:value-type="float">
            <text:p>200,8963512852</text:p>
          </table:table-cell>
          <table:table-cell table:formula="of:=AVERAGE([.J88:.J97])" office:value-type="float" office:value="15.6987305450111" calcext:value-type="float">
            <text:p>15,69873054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496903995000208" calcext:value-type="float">
            <text:p>0,00496904</text:p>
          </table:table-cell>
          <table:table-cell table:formula="of:=COM.MICROSOFT.STDEV.P([.C88:.C97])" office:value-type="float" office:value="29.9086670381681" calcext:value-type="float">
            <text:p>29,9086670382</text:p>
          </table:table-cell>
          <table:table-cell table:formula="of:=COM.MICROSOFT.STDEV.P([.D88:.D97])" office:value-type="float" office:value="229.626919637534" calcext:value-type="float">
            <text:p>229,6269196375</text:p>
          </table:table-cell>
          <table:table-cell table:formula="of:=COM.MICROSOFT.STDEV.P([.E88:.E97])" office:value-type="float" office:value="0.794580407945646" calcext:value-type="float">
            <text:p>0,7945804079</text:p>
          </table:table-cell>
          <table:table-cell table:formula="of:=COM.MICROSOFT.STDEV.P([.F88:.F97])" office:value-type="float" office:value="0.794580407945827" calcext:value-type="float">
            <text:p>0,7945804079</text:p>
          </table:table-cell>
          <table:table-cell table:formula="of:=COM.MICROSOFT.STDEV.P([.G88:.G97])" office:value-type="float" office:value="0.0106574033851386" calcext:value-type="float">
            <text:p>0,0106574034</text:p>
          </table:table-cell>
          <table:table-cell table:formula="of:=COM.MICROSOFT.STDEV.P([.H88:.H97])" office:value-type="float" office:value="0.00785674201318163" calcext:value-type="float">
            <text:p>0,007856742</text:p>
          </table:table-cell>
          <table:table-cell table:formula="of:=COM.MICROSOFT.STDEV.P([.I88:.I97])" office:value-type="float" office:value="40.9195336390578" calcext:value-type="float">
            <text:p>40,9195336391</text:p>
          </table:table-cell>
          <table:table-cell table:formula="of:=COM.MICROSOFT.STDEV.P([.J88:.J97])" office:value-type="float" office:value="1.27625434164497" calcext:value-type="float">
            <text:p>1,276254341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79" calcext:value-type="float">
            <text:p>97,79</text:p>
          </table:table-cell>
          <table:table-cell table:formula="of:=100-[.B105]" office:value-type="float" office:value="2.20999999999999" calcext:value-type="float">
            <text:p>2,21</text:p>
          </table:table-cell>
          <table:table-cell/>
          <table:table-cell office:value-type="float" office:value="12319" calcext:value-type="float">
            <text:p>12319</text:p>
          </table:table-cell>
          <table:table-cell office:value-type="float" office:value="278" calcext:value-type="float">
            <text:p>278</text:p>
          </table:table-cell>
          <table:table-cell office:value-type="float" office:value="96.55" calcext:value-type="float">
            <text:p>96,55</text:p>
          </table:table-cell>
          <table:table-cell office:value-type="float" office:value="98.87" calcext:value-type="float">
            <text:p>98,87</text:p>
          </table:table-cell>
          <table:table-cell office:value-type="float" office:value="151.7701718" calcext:value-type="float">
            <text:p>151,7701718</text:p>
          </table:table-cell>
          <table:table-cell office:value-type="float" office:value="0.147431016" calcext:value-type="float">
            <text:p>0,14743101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59" calcext:value-type="float">
            <text:p>97,59</text:p>
          </table:table-cell>
          <table:table-cell table:formula="of:=100-[.B110]"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office:value-type="float" office:value="97.08" calcext:value-type="float">
            <text:p>97,08</text:p>
          </table:table-cell>
          <table:table-cell office:value-type="float" office:value="98.03" calcext:value-type="float">
            <text:p>98,03</text:p>
          </table:table-cell>
          <table:table-cell office:value-type="float" office:value="181.0973069" calcext:value-type="float">
            <text:p>181,0973069</text:p>
          </table:table-cell>
          <table:table-cell office:value-type="float" office:value="0.148442888" calcext:value-type="float">
            <text:p>0,14844288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2" calcext:value-type="float">
            <text:p>96,2</text:p>
          </table:table-cell>
          <table:table-cell table:formula="of:=100-[.B111]" office:value-type="float" office:value="3.8" calcext:value-type="float">
            <text:p>3,8</text:p>
          </table:table-cell>
          <table:table-cell/>
          <table:table-cell office:value-type="float" office:value="12118.8" calcext:value-type="float">
            <text:p>12118,8</text:p>
          </table:table-cell>
          <table:table-cell office:value-type="float" office:value="478.2" calcext:value-type="float">
            <text:p>478,2</text:p>
          </table:table-cell>
          <table:table-cell office:value-type="float" office:value="96.57" calcext:value-type="float">
            <text:p>96,57</text:p>
          </table:table-cell>
          <table:table-cell office:value-type="float" office:value="95.88" calcext:value-type="float">
            <text:p>95,88</text:p>
          </table:table-cell>
          <table:table-cell office:value-type="float" office:value="166.103507" calcext:value-type="float">
            <text:p>166,103507</text:p>
          </table:table-cell>
          <table:table-cell office:value-type="float" office:value="0.147305369" calcext:value-type="float">
            <text:p>0,147305369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12" calcext:value-type="float">
            <text:p>97,12</text:p>
          </table:table-cell>
          <table:table-cell table:formula="of:=100-[.B112]" office:value-type="float" office:value="2.88" calcext:value-type="float">
            <text:p>2,88</text:p>
          </table:table-cell>
          <table:table-cell/>
          <table:table-cell office:value-type="float" office:value="12233.8" calcext:value-type="float">
            <text:p>12233,8</text:p>
          </table:table-cell>
          <table:table-cell office:value-type="float" office:value="363.2" calcext:value-type="float">
            <text:p>363,2</text:p>
          </table:table-cell>
          <table:table-cell office:value-type="float" office:value="96.69" calcext:value-type="float">
            <text:p>96,69</text:p>
          </table:table-cell>
          <table:table-cell office:value-type="float" office:value="97.49" calcext:value-type="float">
            <text:p>97,49</text:p>
          </table:table-cell>
          <table:table-cell office:value-type="float" office:value="161.2620762" calcext:value-type="float">
            <text:p>161,2620762</text:p>
          </table:table-cell>
          <table:table-cell office:value-type="float" office:value="0.147838306" calcext:value-type="float">
            <text:p>0,14783830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5" calcext:value-type="float">
            <text:p>97,95</text:p>
          </table:table-cell>
          <table:table-cell table:formula="of:=100-[.B113]" office:value-type="float" office:value="2.05" calcext:value-type="float">
            <text:p>2,05</text:p>
          </table:table-cell>
          <table:table-cell/>
          <table:table-cell office:value-type="float" office:value="12338.6" calcext:value-type="float">
            <text:p>12338,6</text:p>
          </table:table-cell>
          <table:table-cell office:value-type="float" office:value="258.4" calcext:value-type="float">
            <text:p>258,4</text:p>
          </table:table-cell>
          <table:table-cell office:value-type="float" office:value="96.25" calcext:value-type="float">
            <text:p>96,25</text:p>
          </table:table-cell>
          <table:table-cell office:value-type="float" office:value="99.43" calcext:value-type="float">
            <text:p>99,43</text:p>
          </table:table-cell>
          <table:table-cell office:value-type="float" office:value="190.0663523" calcext:value-type="float">
            <text:p>190,0663523</text:p>
          </table:table-cell>
          <table:table-cell office:value-type="float" office:value="0.147757602" calcext:value-type="float">
            <text:p>0,14775760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78" calcext:value-type="float">
            <text:p>97,78</text:p>
          </table:table-cell>
          <table:table-cell table:formula="of:=100-[.B114]" office:value-type="float" office:value="2.22" calcext:value-type="float">
            <text:p>2,22</text:p>
          </table:table-cell>
          <table:table-cell/>
          <table:table-cell office:value-type="float" office:value="12317.6" calcext:value-type="float">
            <text:p>12317,6</text:p>
          </table:table-cell>
          <table:table-cell office:value-type="float" office:value="279.4" calcext:value-type="float">
            <text:p>279,4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216.762629" calcext:value-type="float">
            <text:p>216,762629</text:p>
          </table:table-cell>
          <table:table-cell office:value-type="float" office:value="0.199185252" calcext:value-type="float">
            <text:p>0,19918525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7.071" calcext:value-type="float">
            <text:p>97,071</text:p>
          </table:table-cell>
          <table:table-cell table:formula="of:=AVERAGE([.C105:.C114])" office:value-type="float" office:value="2.929" calcext:value-type="float">
            <text:p>2,929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228.12" calcext:value-type="float">
            <text:p>12228,12</text:p>
          </table:table-cell>
          <table:table-cell table:formula="of:=AVERAGE([.F105:.F114])" office:value-type="float" office:value="368.88" calcext:value-type="float">
            <text:p>368,88</text:p>
          </table:table-cell>
          <table:table-cell table:formula="of:=AVERAGE([.G105:.G114])" office:value-type="float" office:value="95.652" calcext:value-type="float">
            <text:p>95,652</text:p>
          </table:table-cell>
          <table:table-cell table:formula="of:=AVERAGE([.H105:.H114])" office:value-type="float" office:value="98.308" calcext:value-type="float">
            <text:p>98,308</text:p>
          </table:table-cell>
          <table:table-cell table:formula="of:=AVERAGE([.I105:.I114])" office:value-type="float" office:value="188.28813817" calcext:value-type="float">
            <text:p>188,28813817</text:p>
          </table:table-cell>
          <table:table-cell table:formula="of:=AVERAGE([.J105:.J114])" office:value-type="float" office:value="0.1631895351" calcext:value-type="float">
            <text:p>0,163189535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37335683636847" calcext:value-type="float">
            <text:p>1,3733568364</text:p>
          </table:table-cell>
          <table:table-cell table:formula="of:=COM.MICROSOFT.STDEV.P([.C105:.C114])" office:value-type="float" office:value="1.37335683636847" calcext:value-type="float">
            <text:p>1,3733568364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173.084313558451" calcext:value-type="float">
            <text:p>173,0843135585</text:p>
          </table:table-cell>
          <table:table-cell table:formula="of:=COM.MICROSOFT.STDEV.P([.F105:.F114])" office:value-type="float" office:value="173.08431355845" calcext:value-type="float">
            <text:p>173,0843135585</text:p>
          </table:table-cell>
          <table:table-cell table:formula="of:=COM.MICROSOFT.STDEV.P([.G105:.G114])" office:value-type="float" office:value="2.89383759046703" calcext:value-type="float">
            <text:p>2,8938375905</text:p>
          </table:table-cell>
          <table:table-cell table:formula="of:=COM.MICROSOFT.STDEV.P([.H105:.H114])" office:value-type="float" office:value="1.04638233930051" calcext:value-type="float">
            <text:p>1,0463823393</text:p>
          </table:table-cell>
          <table:table-cell table:formula="of:=COM.MICROSOFT.STDEV.P([.I105:.I114])" office:value-type="float" office:value="27.9640940265599" calcext:value-type="float">
            <text:p>27,9640940266</text:p>
          </table:table-cell>
          <table:table-cell table:formula="of:=COM.MICROSOFT.STDEV.P([.J105:.J114])" office:value-type="float" office:value="0.0234831913967951" calcext:value-type="float">
            <text:p>0,02348319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22]" office:value-type="float" office:value="0.319999999999993" calcext:value-type="float">
            <text:p>0,32</text:p>
          </table:table-cell>
          <table:table-cell/>
          <table:table-cell office:value-type="float" office:value="12556.8" calcext:value-type="float">
            <text:p>12556,8</text:p>
          </table:table-cell>
          <table:table-cell office:value-type="float" office:value="40.2" calcext:value-type="float">
            <text:p>40,2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8695974" calcext:value-type="float">
            <text:p>0,0118695974</text:p>
          </table:table-cell>
          <table:table-cell office:value-type="float" office:value="20.64724648" calcext:value-type="float">
            <text:p>20,6472464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69" calcext:value-type="float">
            <text:p>99,69</text:p>
          </table:table-cell>
          <table:table-cell table:formula="of:=100-[.B127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0.014697456" calcext:value-type="float">
            <text:p>0,014697456</text:p>
          </table:table-cell>
          <table:table-cell office:value-type="float" office:value="24.47337668" calcext:value-type="float">
            <text:p>24,4733766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28]" office:value-type="float" office:value="0.310000000000002" calcext:value-type="float">
            <text:p>0,31</text:p>
          </table:table-cell>
          <table:table-cell/>
          <table:table-cell office:value-type="float" office:value="12557.5" calcext:value-type="float">
            <text:p>12557,5</text:p>
          </table:table-cell>
          <table:table-cell office:value-type="float" office:value="39.5" calcext:value-type="float">
            <text:p>39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34145" calcext:value-type="float">
            <text:p>0,011834145</text:p>
          </table:table-cell>
          <table:table-cell office:value-type="float" office:value="20.73774757" calcext:value-type="float">
            <text:p>20,7377475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29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203977" calcext:value-type="float">
            <text:p>0,015203977</text:p>
          </table:table-cell>
          <table:table-cell office:value-type="float" office:value="24.49667449" calcext:value-type="float">
            <text:p>24,4966744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30]" office:value-type="float" office:value="0.319999999999993" calcext:value-type="float">
            <text:p>0,3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913347" calcext:value-type="float">
            <text:p>0,011913347</text:p>
          </table:table-cell>
          <table:table-cell office:value-type="float" office:value="20.77244356" calcext:value-type="float">
            <text:p>20,7724435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31]" office:value-type="float" office:value="0.310000000000002" calcext:value-type="float">
            <text:p>0,31</text:p>
          </table:table-cell>
          <table:table-cell/>
          <table:table-cell office:value-type="float" office:value="12557.4" calcext:value-type="float">
            <text:p>12557,4</text:p>
          </table:table-cell>
          <table:table-cell office:value-type="float" office:value="39.6" calcext:value-type="float">
            <text:p>39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755419" calcext:value-type="float">
            <text:p>0,011755419</text:p>
          </table:table-cell>
          <table:table-cell office:value-type="float" office:value="20.85964332" calcext:value-type="float">
            <text:p>20,8596433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1" calcext:value-type="float">
            <text:p>99,691</text:p>
          </table:table-cell>
          <table:table-cell table:formula="of:=AVERAGE([.C122:.C131])" office:value-type="float" office:value="0.308999999999999" calcext:value-type="float">
            <text:p>0,309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7.99" calcext:value-type="float">
            <text:p>12557,99</text:p>
          </table:table-cell>
          <table:table-cell table:formula="of:=AVERAGE([.F122:.F131])" office:value-type="float" office:value="39.01" calcext:value-type="float">
            <text:p>39,01</text:p>
          </table:table-cell>
          <table:table-cell table:formula="of:=AVERAGE([.G122:.G131])" office:value-type="float" office:value="99.675" calcext:value-type="float">
            <text:p>99,675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73280154" calcext:value-type="float">
            <text:p>0,0127328015</text:p>
          </table:table-cell>
          <table:table-cell table:formula="of:=AVERAGE([.J122:.J131])" office:value-type="float" office:value="21.921138541" calcext:value-type="float">
            <text:p>21,92113854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699999999999912" calcext:value-type="float">
            <text:p>0,007</text:p>
          </table:table-cell>
          <table:table-cell table:formula="of:=COM.MICROSOFT.STDEV.P([.C122:.C131])" office:value-type="float" office:value="0.00699999999999911" calcext:value-type="float">
            <text:p>0,00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831203946092768" calcext:value-type="float">
            <text:p>0,8312039461</text:p>
          </table:table-cell>
          <table:table-cell table:formula="of:=COM.MICROSOFT.STDEV.P([.F122:.F131])" office:value-type="float" office:value="0.831203946092655" calcext:value-type="float">
            <text:p>0,8312039461</text:p>
          </table:table-cell>
          <table:table-cell table:formula="of:=COM.MICROSOFT.STDEV.P([.G122:.G131])" office:value-type="float" office:value="0.00921954445729298" calcext:value-type="float">
            <text:p>0,0092195445</text:p>
          </table:table-cell>
          <table:table-cell table:formula="of:=COM.MICROSOFT.STDEV.P([.H122:.H131])" office:value-type="float" office:value="0.00894427190999897" calcext:value-type="float">
            <text:p>0,0089442719</text:p>
          </table:table-cell>
          <table:table-cell table:formula="of:=COM.MICROSOFT.STDEV.P([.I122:.I131])" office:value-type="float" office:value="0.00140507141938284" calcext:value-type="float">
            <text:p>0,0014050714</text:p>
          </table:table-cell>
          <table:table-cell table:formula="of:=COM.MICROSOFT.STDEV.P([.J122:.J131])" office:value-type="float" office:value="1.67311026908846" calcext:value-type="float">
            <text:p>1,673110269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39]" office:value-type="float" office:value="0.319999999999993" calcext:value-type="float">
            <text:p>0,32</text:p>
          </table:table-cell>
          <table:table-cell office:value-type="float" office:value="8273.4" calcext:value-type="float">
            <text:p>8273,4</text:p>
          </table:table-cell>
          <table:table-cell office:value-type="float" office:value="12556.3" calcext:value-type="float">
            <text:p>12556,3</text:p>
          </table:table-cell>
          <table:table-cell office:value-type="float" office:value="40.7" calcext:value-type="float">
            <text:p>40,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164.7926152944" calcext:value-type="float">
            <text:p>164,7926152944</text:p>
          </table:table-cell>
          <table:table-cell office:value-type="float" office:value="13.8155406952" calcext:value-type="float">
            <text:p>13,815540695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144]" office:value-type="float" office:value="0.299999999999997" calcext:value-type="float">
            <text:p>0,3</text:p>
          </table:table-cell>
          <table:table-cell office:value-type="float" office:value="8795.8" calcext:value-type="float">
            <text:p>8795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10.3062798" calcext:value-type="float">
            <text:p>210,3062798</text:p>
          </table:table-cell>
          <table:table-cell office:value-type="float" office:value="17.08700905" calcext:value-type="float">
            <text:p>17,0870090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45]" office:value-type="float" office:value="0.310000000000002" calcext:value-type="float">
            <text:p>0,31</text:p>
          </table:table-cell>
          <table:table-cell office:value-type="float" office:value="8350.3" calcext:value-type="float">
            <text:p>8350,3</text:p>
          </table:table-cell>
          <table:table-cell office:value-type="float" office:value="12557.9" calcext:value-type="float">
            <text:p>12557,9</text:p>
          </table:table-cell>
          <table:table-cell office:value-type="float" office:value="39.1" calcext:value-type="float">
            <text:p>39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231.7037986" calcext:value-type="float">
            <text:p>231,7037986</text:p>
          </table:table-cell>
          <table:table-cell office:value-type="float" office:value="16.21603603" calcext:value-type="float">
            <text:p>16,2160360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46]" office:value-type="float" office:value="0.299999999999997" calcext:value-type="float">
            <text:p>0,3</text:p>
          </table:table-cell>
          <table:table-cell office:value-type="float" office:value="8752.8" calcext:value-type="float">
            <text:p>8752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93.9216333" calcext:value-type="float">
            <text:p>193,9216333</text:p>
          </table:table-cell>
          <table:table-cell office:value-type="float" office:value="16.0592989" calcext:value-type="float">
            <text:p>16,059298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47]" office:value-type="float" office:value="0.319999999999993" calcext:value-type="float">
            <text:p>0,32</text:p>
          </table:table-cell>
          <table:table-cell office:value-type="float" office:value="8285.1" calcext:value-type="float">
            <text:p>8285,1</text:p>
          </table:table-cell>
          <table:table-cell office:value-type="float" office:value="12556.6" calcext:value-type="float">
            <text:p>12556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99.68" calcext:value-type="float">
            <text:p>99,68</text:p>
          </table:table-cell>
          <table:table-cell office:value-type="float" office:value="190.3577095" calcext:value-type="float">
            <text:p>190,3577095</text:p>
          </table:table-cell>
          <table:table-cell office:value-type="float" office:value="16.10250442" calcext:value-type="float">
            <text:p>16,1025044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48]" office:value-type="float" office:value="0.310000000000002" calcext:value-type="float">
            <text:p>0,31</text:p>
          </table:table-cell>
          <table:table-cell office:value-type="float" office:value="8381.2" calcext:value-type="float">
            <text:p>8381,2</text:p>
          </table:table-cell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office:value-type="float" office:value="173.6530637" calcext:value-type="float">
            <text:p>173,6530637</text:p>
          </table:table-cell>
          <table:table-cell office:value-type="float" office:value="13.79058578" calcext:value-type="float">
            <text:p>13,7905857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1" calcext:value-type="float">
            <text:p>99,691</text:p>
          </table:table-cell>
          <table:table-cell table:formula="of:=AVERAGE([.C139:.C148])" office:value-type="float" office:value="0.308999999999997" calcext:value-type="float">
            <text:p>0,309</text:p>
          </table:table-cell>
          <table:table-cell table:formula="of:=AVERAGE([.D139:.D148])" office:value-type="float" office:value="8400.59" calcext:value-type="float">
            <text:p>8400,59</text:p>
          </table:table-cell>
          <table:table-cell table:formula="of:=AVERAGE([.E139:.E148])" office:value-type="float" office:value="12557.91" calcext:value-type="float">
            <text:p>12557,91</text:p>
          </table:table-cell>
          <table:table-cell table:formula="of:=AVERAGE([.F139:.F148])" office:value-type="float" office:value="39.09" calcext:value-type="float">
            <text:p>39,09</text:p>
          </table:table-cell>
          <table:table-cell table:formula="of:=AVERAGE([.G139:.G148])" office:value-type="float" office:value="99.685" calcext:value-type="float">
            <text:p>99,685</text:p>
          </table:table-cell>
          <table:table-cell table:formula="of:=AVERAGE([.H139:.H148])" office:value-type="float" office:value="99.693" calcext:value-type="float">
            <text:p>99,693</text:p>
          </table:table-cell>
          <table:table-cell table:formula="of:=AVERAGE([.I139:.I148])" office:value-type="float" office:value="203.40335399944" calcext:value-type="float">
            <text:p>203,4033539994</text:p>
          </table:table-cell>
          <table:table-cell table:formula="of:=AVERAGE([.J139:.J148])" office:value-type="float" office:value="15.53592226752" calcext:value-type="float">
            <text:p>15,535922267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30662386291668" calcext:value-type="float">
            <text:p>0,0083066239</text:p>
          </table:table-cell>
          <table:table-cell table:formula="of:=COM.MICROSOFT.STDEV.P([.C139:.C148])" office:value-type="float" office:value="0.00830662386291668" calcext:value-type="float">
            <text:p>0,0083066239</text:p>
          </table:table-cell>
          <table:table-cell table:formula="of:=COM.MICROSOFT.STDEV.P([.D139:.D148])" office:value-type="float" office:value="191.389563195071" calcext:value-type="float">
            <text:p>191,3895631951</text:p>
          </table:table-cell>
          <table:table-cell table:formula="of:=COM.MICROSOFT.STDEV.P([.E139:.E148])" office:value-type="float" office:value="1.00344406919368" calcext:value-type="float">
            <text:p>1,0034440692</text:p>
          </table:table-cell>
          <table:table-cell table:formula="of:=COM.MICROSOFT.STDEV.P([.F139:.F148])" office:value-type="float" office:value="1.00344406919369" calcext:value-type="float">
            <text:p>1,0034440692</text:p>
          </table:table-cell>
          <table:table-cell table:formula="of:=COM.MICROSOFT.STDEV.P([.G139:.G148])" office:value-type="float" office:value="0.0102469507659586" calcext:value-type="float">
            <text:p>0,0102469508</text:p>
          </table:table-cell>
          <table:table-cell table:formula="of:=COM.MICROSOFT.STDEV.P([.H139:.H148])" office:value-type="float" office:value="0.00899999999999782" calcext:value-type="float">
            <text:p>0,009</text:p>
          </table:table-cell>
          <table:table-cell table:formula="of:=COM.MICROSOFT.STDEV.P([.I139:.I148])" office:value-type="float" office:value="29.8731068447033" calcext:value-type="float">
            <text:p>29,8731068447</text:p>
          </table:table-cell>
          <table:table-cell table:formula="of:=COM.MICROSOFT.STDEV.P([.J139:.J148])" office:value-type="float" office:value="1.19524906988928" calcext:value-type="float">
            <text:p>1,195249069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68" calcext:value-type="float">
            <text:p>95,68</text:p>
          </table:table-cell>
          <table:table-cell table:formula="of:=100-[.B156]" office:value-type="float" office:value="4.31999999999999" calcext:value-type="float">
            <text:p>4,32</text:p>
          </table:table-cell>
          <table:table-cell/>
          <table:table-cell office:value-type="float" office:value="12052.7" calcext:value-type="float">
            <text:p>12052,7</text:p>
          </table:table-cell>
          <table:table-cell office:value-type="float" office:value="544.3" calcext:value-type="float">
            <text:p>544,3</text:p>
          </table:table-cell>
          <table:table-cell office:value-type="float" office:value="91.06" calcext:value-type="float">
            <text:p>91,06</text:p>
          </table:table-cell>
          <table:table-cell office:value-type="float" office:value="99.7" calcext:value-type="float">
            <text:p>99,7</text:p>
          </table:table-cell>
          <table:table-cell office:value-type="float" office:value="95.85439839" calcext:value-type="float">
            <text:p>95,85439839</text:p>
          </table:table-cell>
          <table:table-cell office:value-type="float" office:value="0.146565008" calcext:value-type="float">
            <text:p>0,14656500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5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7.2" calcext:value-type="float">
            <text:p>87,2</text:p>
          </table:table-cell>
          <table:table-cell table:formula="of:=100-[.B161]" office:value-type="float" office:value="12.8" calcext:value-type="float">
            <text:p>12,8</text:p>
          </table:table-cell>
          <table:table-cell/>
          <table:table-cell office:value-type="float" office:value="10984.6" calcext:value-type="float">
            <text:p>10984,6</text:p>
          </table:table-cell>
          <table:table-cell office:value-type="float" office:value="1612.4" calcext:value-type="float">
            <text:p>1612,4</text:p>
          </table:table-cell>
          <table:table-cell office:value-type="float" office:value="72.82" calcext:value-type="float">
            <text:p>72,82</text:p>
          </table:table-cell>
          <table:table-cell office:value-type="float" office:value="99.72" calcext:value-type="float">
            <text:p>99,72</text:p>
          </table:table-cell>
          <table:table-cell office:value-type="float" office:value="122.5756393" calcext:value-type="float">
            <text:p>122,5756393</text:p>
          </table:table-cell>
          <table:table-cell office:value-type="float" office:value="0.145721412" calcext:value-type="float">
            <text:p>0,14572141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7.22" calcext:value-type="float">
            <text:p>87,22</text:p>
          </table:table-cell>
          <table:table-cell table:formula="of:=100-[.B162]" office:value-type="float" office:value="12.78" calcext:value-type="float">
            <text:p>12,78</text:p>
          </table:table-cell>
          <table:table-cell/>
          <table:table-cell office:value-type="float" office:value="10987.3" calcext:value-type="float">
            <text:p>10987,3</text:p>
          </table:table-cell>
          <table:table-cell office:value-type="float" office:value="1609.7" calcext:value-type="float">
            <text:p>1609,7</text:p>
          </table:table-cell>
          <table:table-cell office:value-type="float" office:value="72.91" calcext:value-type="float">
            <text:p>72,91</text:p>
          </table:table-cell>
          <table:table-cell office:value-type="float" office:value="99.69" calcext:value-type="float">
            <text:p>99,69</text:p>
          </table:table-cell>
          <table:table-cell office:value-type="float" office:value="97.6789161" calcext:value-type="float">
            <text:p>97,6789161</text:p>
          </table:table-cell>
          <table:table-cell office:value-type="float" office:value="0.145033193" calcext:value-type="float">
            <text:p>0,14503319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7.13" calcext:value-type="float">
            <text:p>87,13</text:p>
          </table:table-cell>
          <table:table-cell table:formula="of:=100-[.B163]" office:value-type="float" office:value="12.87" calcext:value-type="float">
            <text:p>12,87</text:p>
          </table:table-cell>
          <table:table-cell/>
          <table:table-cell office:value-type="float" office:value="10976.2" calcext:value-type="float">
            <text:p>10976,2</text:p>
          </table:table-cell>
          <table:table-cell office:value-type="float" office:value="1620.8" calcext:value-type="float">
            <text:p>1620,8</text:p>
          </table:table-cell>
          <table:table-cell office:value-type="float" office:value="72.72" calcext:value-type="float">
            <text:p>72,72</text:p>
          </table:table-cell>
          <table:table-cell office:value-type="float" office:value="99.68" calcext:value-type="float">
            <text:p>99,68</text:p>
          </table:table-cell>
          <table:table-cell office:value-type="float" office:value="102.0314147" calcext:value-type="float">
            <text:p>102,0314147</text:p>
          </table:table-cell>
          <table:table-cell office:value-type="float" office:value="0.145789218" calcext:value-type="float">
            <text:p>0,14578921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87.12" calcext:value-type="float">
            <text:p>87,12</text:p>
          </table:table-cell>
          <table:table-cell table:formula="of:=100-[.B164]" office:value-type="float" office:value="12.88" calcext:value-type="float">
            <text:p>12,88</text:p>
          </table:table-cell>
          <table:table-cell/>
          <table:table-cell office:value-type="float" office:value="10974.6" calcext:value-type="float">
            <text:p>10974,6</text:p>
          </table:table-cell>
          <table:table-cell office:value-type="float" office:value="1622.4" calcext:value-type="float">
            <text:p>1622,4</text:p>
          </table:table-cell>
          <table:table-cell office:value-type="float" office:value="73.34" calcext:value-type="float">
            <text:p>73,34</text:p>
          </table:table-cell>
          <table:table-cell office:value-type="float" office:value="99.12" calcext:value-type="float">
            <text:p>99,12</text:p>
          </table:table-cell>
          <table:table-cell office:value-type="float" office:value="140.3615537" calcext:value-type="float">
            <text:p>140,3615537</text:p>
          </table:table-cell>
          <table:table-cell office:value-type="float" office:value="0.144979811" calcext:value-type="float">
            <text:p>0,14497981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1.26" calcext:value-type="float">
            <text:p>91,26</text:p>
          </table:table-cell>
          <table:table-cell table:formula="of:=100-[.B165]" office:value-type="float" office:value="8.74" calcext:value-type="float">
            <text:p>8,74</text:p>
          </table:table-cell>
          <table:table-cell/>
          <table:table-cell office:value-type="float" office:value="11496.6" calcext:value-type="float">
            <text:p>11496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81.88" calcext:value-type="float">
            <text:p>81,88</text:p>
          </table:table-cell>
          <table:table-cell office:value-type="float" office:value="99.43" calcext:value-type="float">
            <text:p>99,43</text:p>
          </table:table-cell>
          <table:table-cell office:value-type="float" office:value="117.3503011" calcext:value-type="float">
            <text:p>117,3503011</text:p>
          </table:table-cell>
          <table:table-cell office:value-type="float" office:value="0.196011329" calcext:value-type="float">
            <text:p>0,19601132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8.5822222222222" calcext:value-type="float">
            <text:p>88,5822222222</text:p>
          </table:table-cell>
          <table:table-cell table:formula="of:=AVERAGE([.C156:.C165])" office:value-type="float" office:value="20.276" calcext:value-type="float">
            <text:p>20,276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1158.7333333333" calcext:value-type="float">
            <text:p>11158,7333333333</text:p>
          </table:table-cell>
          <table:table-cell table:formula="of:=AVERAGE([.F156:.F165])" office:value-type="float" office:value="1438.26666666667" calcext:value-type="float">
            <text:p>1438,2666666667</text:p>
          </table:table-cell>
          <table:table-cell table:formula="of:=AVERAGE([.G156:.G165])" office:value-type="float" office:value="75.9222222222222" calcext:value-type="float">
            <text:p>75,9222222222</text:p>
          </table:table-cell>
          <table:table-cell table:formula="of:=AVERAGE([.H156:.H165])" office:value-type="float" office:value="99.6044444444444" calcext:value-type="float">
            <text:p>99,6044444444</text:p>
          </table:table-cell>
          <table:table-cell table:formula="of:=AVERAGE([.I156:.I165])" office:value-type="float" office:value="122.858938054444" calcext:value-type="float">
            <text:p>122,8589380544</text:p>
          </table:table-cell>
          <table:table-cell table:formula="of:=AVERAGE([.J156:.J165])" office:value-type="float" office:value="0.162663361888889" calcext:value-type="float">
            <text:p>0,162663361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3.45074477557713" calcext:value-type="float">
            <text:p>3,4507447756</text:p>
          </table:table-cell>
          <table:table-cell table:formula="of:=COM.MICROSOFT.STDEV.P([.C156:.C165])" office:value-type="float" office:value="26.7755445136042" calcext:value-type="float">
            <text:p>26,7755445136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434.677852616804" calcext:value-type="float">
            <text:p>434,6778526168</text:p>
          </table:table-cell>
          <table:table-cell table:formula="of:=COM.MICROSOFT.STDEV.P([.F156:.F165])" office:value-type="float" office:value="434.677852616804" calcext:value-type="float">
            <text:p>434,6778526168</text:p>
          </table:table-cell>
          <table:table-cell table:formula="of:=COM.MICROSOFT.STDEV.P([.G156:.G165])" office:value-type="float" office:value="7.42711964174804" calcext:value-type="float">
            <text:p>7,4271196417</text:p>
          </table:table-cell>
          <table:table-cell table:formula="of:=COM.MICROSOFT.STDEV.P([.H156:.H165])" office:value-type="float" office:value="0.192475748031399" calcext:value-type="float">
            <text:p>0,192475748</text:p>
          </table:table-cell>
          <table:table-cell table:formula="of:=COM.MICROSOFT.STDEV.P([.I156:.I165])" office:value-type="float" office:value="19.4584877071766" calcext:value-type="float">
            <text:p>19,4584877072</text:p>
          </table:table-cell>
          <table:table-cell table:formula="of:=COM.MICROSOFT.STDEV.P([.J156:.J165])" office:value-type="float" office:value="0.0238938933919584" calcext:value-type="float">
            <text:p>0,023893893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6.89" calcext:value-type="float">
            <text:p>96,89</text:p>
          </table:table-cell>
          <table:table-cell table:formula="of:=100-[.B173]" office:value-type="float" office:value="3.11" calcext:value-type="float">
            <text:p>3,11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391" calcext:value-type="float">
            <text:p>391</text:p>
          </table:table-cell>
          <table:table-cell office:value-type="float" office:value="98.73" calcext:value-type="float">
            <text:p>98,73</text:p>
          </table:table-cell>
          <table:table-cell office:value-type="float" office:value="95.3" calcext:value-type="float">
            <text:p>95,3</text:p>
          </table:table-cell>
          <table:table-cell office:value-type="float" office:value="0.0106434107" calcext:value-type="float">
            <text:p>0,0106434107</text:p>
          </table:table-cell>
          <table:table-cell office:value-type="float" office:value="19.8287606955" calcext:value-type="float">
            <text:p>19,828760695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4" calcext:value-type="float">
            <text:p>97,14</text:p>
          </table:table-cell>
          <table:table-cell table:formula="of:=100-[.B174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4949" calcext:value-type="float">
            <text:p>0,0104949</text:p>
          </table:table-cell>
          <table:table-cell office:value-type="float" office:value="19.96562769" calcext:value-type="float">
            <text:p>19,9656276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91" calcext:value-type="float">
            <text:p>96,91</text:p>
          </table:table-cell>
          <table:table-cell table:formula="of:=100-[.B178]" office:value-type="float" office:value="3.09" calcext:value-type="float">
            <text:p>3,09</text:p>
          </table:table-cell>
          <table:table-cell/>
          <table:table-cell office:value-type="float" office:value="12208.3" calcext:value-type="float">
            <text:p>12208,3</text:p>
          </table:table-cell>
          <table:table-cell office:value-type="float" office:value="388.7" calcext:value-type="float">
            <text:p>388,7</text:p>
          </table:table-cell>
          <table:table-cell office:value-type="float" office:value="98.76" calcext:value-type="float">
            <text:p>98,76</text:p>
          </table:table-cell>
          <table:table-cell office:value-type="float" office:value="95.31" calcext:value-type="float">
            <text:p>95,31</text:p>
          </table:table-cell>
          <table:table-cell office:value-type="float" office:value="0.010734582" calcext:value-type="float">
            <text:p>0,010734582</text:p>
          </table:table-cell>
          <table:table-cell office:value-type="float" office:value="20.16979454" calcext:value-type="float">
            <text:p>20,1697945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4" calcext:value-type="float">
            <text:p>97,14</text:p>
          </table:table-cell>
          <table:table-cell table:formula="of:=100-[.B179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10558057" calcext:value-type="float">
            <text:p>0,10558057</text:p>
          </table:table-cell>
          <table:table-cell office:value-type="float" office:value="19.92929287" calcext:value-type="float">
            <text:p>19,9292928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4" calcext:value-type="float">
            <text:p>97,04</text:p>
          </table:table-cell>
          <table:table-cell table:formula="of:=100-[.B180]" office:value-type="float" office:value="2.95999999999999" calcext:value-type="float">
            <text:p>2,96</text:p>
          </table:table-cell>
          <table:table-cell/>
          <table:table-cell office:value-type="float" office:value="12223.7" calcext:value-type="float">
            <text:p>12223,7</text:p>
          </table:table-cell>
          <table:table-cell office:value-type="float" office:value="373.3" calcext:value-type="float">
            <text:p>373,3</text:p>
          </table:table-cell>
          <table:table-cell office:value-type="float" office:value="98.93" calcext:value-type="float">
            <text:p>98,93</text:p>
          </table:table-cell>
          <table:table-cell office:value-type="float" office:value="95.39" calcext:value-type="float">
            <text:p>95,39</text:p>
          </table:table-cell>
          <table:table-cell office:value-type="float" office:value="0.10544157" calcext:value-type="float">
            <text:p>0,10544157</text:p>
          </table:table-cell>
          <table:table-cell office:value-type="float" office:value="19.92578146" calcext:value-type="float">
            <text:p>19,9257814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18" calcext:value-type="float">
            <text:p>97,18</text:p>
          </table:table-cell>
          <table:table-cell table:formula="of:=100-[.B181]" office:value-type="float" office:value="2.81999999999999" calcext:value-type="float">
            <text:p>2,82</text:p>
          </table:table-cell>
          <table:table-cell/>
          <table:table-cell office:value-type="float" office:value="12242.2" calcext:value-type="float">
            <text:p>12242,2</text:p>
          </table:table-cell>
          <table:table-cell office:value-type="float" office:value="354.8" calcext:value-type="float">
            <text:p>354,8</text:p>
          </table:table-cell>
          <table:table-cell office:value-type="float" office:value="98.95" calcext:value-type="float">
            <text:p>98,95</text:p>
          </table:table-cell>
          <table:table-cell office:value-type="float" office:value="95.65" calcext:value-type="float">
            <text:p>95,65</text:p>
          </table:table-cell>
          <table:table-cell office:value-type="float" office:value="0.010633492" calcext:value-type="float">
            <text:p>0,010633492</text:p>
          </table:table-cell>
          <table:table-cell office:value-type="float" office:value="19.9613657" calcext:value-type="float">
            <text:p>19,961365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13" calcext:value-type="float">
            <text:p>97,13</text:p>
          </table:table-cell>
          <table:table-cell table:formula="of:=100-[.B182]" office:value-type="float" office:value="2.87" calcext:value-type="float">
            <text:p>2,87</text:p>
          </table:table-cell>
          <table:table-cell/>
          <table:table-cell office:value-type="float" office:value="12235.8" calcext:value-type="float">
            <text:p>12235,8</text:p>
          </table:table-cell>
          <table:table-cell office:value-type="float" office:value="361.2" calcext:value-type="float">
            <text:p>361,2</text:p>
          </table:table-cell>
          <table:table-cell office:value-type="float" office:value="98.78" calcext:value-type="float">
            <text:p>98,78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51667" calcext:value-type="float">
            <text:p>0,010551667</text:p>
          </table:table-cell>
          <table:table-cell office:value-type="float" office:value="20.15838017" calcext:value-type="float">
            <text:p>20,1583801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67" calcext:value-type="float">
            <text:p>97,067</text:p>
          </table:table-cell>
          <table:table-cell table:formula="of:=AVERAGE([.C173:.C182])" office:value-type="float" office:value="2.933" calcext:value-type="float">
            <text:p>2,933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7.75" calcext:value-type="float">
            <text:p>12227,75</text:p>
          </table:table-cell>
          <table:table-cell table:formula="of:=AVERAGE([.F173:.F182])" office:value-type="float" office:value="369.25" calcext:value-type="float">
            <text:p>369,25</text:p>
          </table:table-cell>
          <table:table-cell table:formula="of:=AVERAGE([.G173:.G182])" office:value-type="float" office:value="98.832" calcext:value-type="float">
            <text:p>98,832</text:p>
          </table:table-cell>
          <table:table-cell table:formula="of:=AVERAGE([.H173:.H182])" office:value-type="float" office:value="95.536" calcext:value-type="float">
            <text:p>95,536</text:p>
          </table:table-cell>
          <table:table-cell table:formula="of:=AVERAGE([.I173:.I182])" office:value-type="float" office:value="0.02959095487" calcext:value-type="float">
            <text:p>0,0295909549</text:p>
          </table:table-cell>
          <table:table-cell table:formula="of:=AVERAGE([.J173:.J182])" office:value-type="float" office:value="19.97098920255" calcext:value-type="float">
            <text:p>19,9709892026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959218431849605" calcext:value-type="float">
            <text:p>0,0959218432</text:p>
          </table:table-cell>
          <table:table-cell table:formula="of:=COM.MICROSOFT.STDEV.P([.C173:.C182])" office:value-type="float" office:value="0.0959218431849605" calcext:value-type="float">
            <text:p>0,0959218432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11.9653040078388" calcext:value-type="float">
            <text:p>11,9653040078</text:p>
          </table:table-cell>
          <table:table-cell table:formula="of:=COM.MICROSOFT.STDEV.P([.F173:.F182])" office:value-type="float" office:value="11.9653040078387" calcext:value-type="float">
            <text:p>11,9653040078</text:p>
          </table:table-cell>
          <table:table-cell table:formula="of:=COM.MICROSOFT.STDEV.P([.G173:.G182])" office:value-type="float" office:value="0.0797245257119786" calcext:value-type="float">
            <text:p>0,0797245257</text:p>
          </table:table-cell>
          <table:table-cell table:formula="of:=COM.MICROSOFT.STDEV.P([.H173:.H182])" office:value-type="float" office:value="0.16835676404588" calcext:value-type="float">
            <text:p>0,168356764</text:p>
          </table:table-cell>
          <table:table-cell table:formula="of:=COM.MICROSOFT.STDEV.P([.I173:.I182])" office:value-type="float" office:value="0.0379601256559223" calcext:value-type="float">
            <text:p>0,0379601257</text:p>
          </table:table-cell>
          <table:table-cell table:formula="of:=COM.MICROSOFT.STDEV.P([.J173:.J182])" office:value-type="float" office:value="0.103352912356021" calcext:value-type="float">
            <text:p>0,103352912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23" calcext:value-type="float">
            <text:p>97,23</text:p>
          </table:table-cell>
          <table:table-cell table:formula="of:=100-[.B190]" office:value-type="float" office:value="2.77" calcext:value-type="float">
            <text:p>2,77</text:p>
          </table:table-cell>
          <table:table-cell office:value-type="float" office:value="8841.2" calcext:value-type="float">
            <text:p>8841,2</text:p>
          </table:table-cell>
          <table:table-cell office:value-type="float" office:value="12247.7" calcext:value-type="float">
            <text:p>12247,7</text:p>
          </table:table-cell>
          <table:table-cell office:value-type="float" office:value="349.3" calcext:value-type="float">
            <text:p>349,3</text:p>
          </table:table-cell>
          <table:table-cell office:value-type="float" office:value="99.52" calcext:value-type="float">
            <text:p>99,52</text:p>
          </table:table-cell>
          <table:table-cell office:value-type="float" office:value="95.23" calcext:value-type="float">
            <text:p>95,23</text:p>
          </table:table-cell>
          <table:table-cell office:value-type="float" office:value="171.5777200461" calcext:value-type="float">
            <text:p>171,5777200461</text:p>
          </table:table-cell>
          <table:table-cell office:value-type="float" office:value="15.847003293" calcext:value-type="float">
            <text:p>15,84700329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51" calcext:value-type="float">
            <text:p>97,51</text:p>
          </table:table-cell>
          <table:table-cell table:formula="of:=100-[.B191]" office:value-type="float" office:value="2.48999999999999" calcext:value-type="float">
            <text:p>2,49</text:p>
          </table:table-cell>
          <table:table-cell office:value-type="float" office:value="7239.2" calcext:value-type="float">
            <text:p>7239,2</text:p>
          </table:table-cell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9.78" calcext:value-type="float">
            <text:p>99,78</text:p>
          </table:table-cell>
          <table:table-cell office:value-type="float" office:value="95.53" calcext:value-type="float">
            <text:p>95,53</text:p>
          </table:table-cell>
          <table:table-cell office:value-type="float" office:value="142.6112029" calcext:value-type="float">
            <text:p>142,6112029</text:p>
          </table:table-cell>
          <table:table-cell office:value-type="float" office:value="11.5889308" calcext:value-type="float">
            <text:p>11,588930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31" calcext:value-type="float">
            <text:p>97,31</text:p>
          </table:table-cell>
          <table:table-cell table:formula="of:=100-[.B195]" office:value-type="float" office:value="2.69" calcext:value-type="float">
            <text:p>2,69</text:p>
          </table:table-cell>
          <table:table-cell office:value-type="float" office:value="7231.1" calcext:value-type="float">
            <text:p>7231,1</text:p>
          </table:table-cell>
          <table:table-cell office:value-type="float" office:value="12258.4" calcext:value-type="float">
            <text:p>12258,4</text:p>
          </table:table-cell>
          <table:table-cell office:value-type="float" office:value="338.6" calcext:value-type="float">
            <text:p>338,6</text:p>
          </table:table-cell>
          <table:table-cell office:value-type="float" office:value="99.83" calcext:value-type="float">
            <text:p>99,83</text:p>
          </table:table-cell>
          <table:table-cell office:value-type="float" office:value="95.12" calcext:value-type="float">
            <text:p>95,12</text:p>
          </table:table-cell>
          <table:table-cell office:value-type="float" office:value="189.5480019" calcext:value-type="float">
            <text:p>189,5480019</text:p>
          </table:table-cell>
          <table:table-cell office:value-type="float" office:value="11.29942207" calcext:value-type="float">
            <text:p>11,29942207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6" calcext:value-type="float">
            <text:p>97,46</text:p>
          </table:table-cell>
          <table:table-cell table:formula="of:=100-[.B196]" office:value-type="float" office:value="2.54000000000001" calcext:value-type="float">
            <text:p>2,54</text:p>
          </table:table-cell>
          <table:table-cell office:value-type="float" office:value="8323.1" calcext:value-type="float">
            <text:p>8323,1</text:p>
          </table:table-cell>
          <table:table-cell office:value-type="float" office:value="12277" calcext:value-type="float">
            <text:p>12277</text:p>
          </table:table-cell>
          <table:table-cell office:value-type="float" office:value="320" calcext:value-type="float">
            <text:p>320</text:p>
          </table:table-cell>
          <table:table-cell office:value-type="float" office:value="99.64" calcext:value-type="float">
            <text:p>99,64</text:p>
          </table:table-cell>
          <table:table-cell office:value-type="float" office:value="95.56" calcext:value-type="float">
            <text:p>95,56</text:p>
          </table:table-cell>
          <table:table-cell office:value-type="float" office:value="102.6196653" calcext:value-type="float">
            <text:p>102,6196653</text:p>
          </table:table-cell>
          <table:table-cell office:value-type="float" office:value="11.87663467" calcext:value-type="float">
            <text:p>11,8766346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table:style-name="ce3" office:value-type="float" office:value="97.22" calcext:value-type="float">
            <text:p>97,22</text:p>
          </table:table-cell>
          <table:table-cell table:formula="of:=100-[.B197]" office:value-type="float" office:value="2.78" calcext:value-type="float">
            <text:p>2,78</text:p>
          </table:table-cell>
          <table:table-cell office:value-type="float" office:value="8840.7" calcext:value-type="float">
            <text:p>8840,7</text:p>
          </table:table-cell>
          <table:table-cell office:value-type="float" office:value="12246.5" calcext:value-type="float">
            <text:p>12246,5</text:p>
          </table:table-cell>
          <table:table-cell office:value-type="float" office:value="350.5" calcext:value-type="float">
            <text:p>350,5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" calcext:value-type="float">
            <text:p>95,3</text:p>
          </table:table-cell>
          <table:table-cell office:value-type="float" office:value="138.5795159" calcext:value-type="float">
            <text:p>138,5795159</text:p>
          </table:table-cell>
          <table:table-cell office:value-type="float" office:value="16.26964977" calcext:value-type="float">
            <text:p>16,2696497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9" calcext:value-type="float">
            <text:p>96,9</text:p>
          </table:table-cell>
          <table:table-cell table:formula="of:=100-[.B198]" office:value-type="float" office:value="3.09999999999999" calcext:value-type="float">
            <text:p>3,1</text:p>
          </table:table-cell>
          <table:table-cell office:value-type="float" office:value="8210.2" calcext:value-type="float">
            <text:p>8210,2</text:p>
          </table:table-cell>
          <table:table-cell office:value-type="float" office:value="12206.7" calcext:value-type="float">
            <text:p>12206,7</text:p>
          </table:table-cell>
          <table:table-cell office:value-type="float" office:value="390.3" calcext:value-type="float">
            <text:p>390,3</text:p>
          </table:table-cell>
          <table:table-cell office:value-type="float" office:value="99.48" calcext:value-type="float">
            <text:p>99,48</text:p>
          </table:table-cell>
          <table:table-cell office:value-type="float" office:value="94.66" calcext:value-type="float">
            <text:p>94,66</text:p>
          </table:table-cell>
          <table:table-cell office:value-type="float" office:value="186.3588815" calcext:value-type="float">
            <text:p>186,3588815</text:p>
          </table:table-cell>
          <table:table-cell office:value-type="float" office:value="15.53915846" calcext:value-type="float">
            <text:p>15,5391584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55" calcext:value-type="float">
            <text:p>97,55</text:p>
          </table:table-cell>
          <table:table-cell table:formula="of:=100-[.B199]" office:value-type="float" office:value="2.45" calcext:value-type="float">
            <text:p>2,45</text:p>
          </table:table-cell>
          <table:table-cell office:value-type="float" office:value="7244.7" calcext:value-type="float">
            <text:p>7244,7</text:p>
          </table:table-cell>
          <table:table-cell office:value-type="float" office:value="12288.1" calcext:value-type="float">
            <text:p>12288,1</text:p>
          </table:table-cell>
          <table:table-cell office:value-type="float" office:value="308.9" calcext:value-type="float">
            <text:p>308,9</text:p>
          </table:table-cell>
          <table:table-cell office:value-type="float" office:value="99.82" calcext:value-type="float">
            <text:p>99,82</text:p>
          </table:table-cell>
          <table:table-cell office:value-type="float" office:value="95.57" calcext:value-type="float">
            <text:p>95,57</text:p>
          </table:table-cell>
          <table:table-cell office:value-type="float" office:value="135.6241875" calcext:value-type="float">
            <text:p>135,6241875</text:p>
          </table:table-cell>
          <table:table-cell office:value-type="float" office:value="11.62423043" calcext:value-type="float">
            <text:p>11,6242304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7.539" calcext:value-type="float">
            <text:p>97,539</text:p>
          </table:table-cell>
          <table:table-cell table:formula="of:=AVERAGE([.C190:.C199])" office:value-type="float" office:value="2.461" calcext:value-type="float">
            <text:p>2,461</text:p>
          </table:table-cell>
          <table:table-cell table:formula="of:=AVERAGE([.D190:.D199])" office:value-type="float" office:value="8136.22" calcext:value-type="float">
            <text:p>8136,22</text:p>
          </table:table-cell>
          <table:table-cell table:formula="of:=AVERAGE([.E190:.E199])" office:value-type="float" office:value="12261.79" calcext:value-type="float">
            <text:p>12261,79</text:p>
          </table:table-cell>
          <table:table-cell table:formula="of:=AVERAGE([.F190:.F199])" office:value-type="float" office:value="335.21" calcext:value-type="float">
            <text:p>335,21</text:p>
          </table:table-cell>
          <table:table-cell table:formula="of:=AVERAGE([.G190:.G199])" office:value-type="float" office:value="99.641" calcext:value-type="float">
            <text:p>99,641</text:p>
          </table:table-cell>
          <table:table-cell table:formula="of:=AVERAGE([.H190:.H199])" office:value-type="float" office:value="95.336" calcext:value-type="float">
            <text:p>95,336</text:p>
          </table:table-cell>
          <table:table-cell table:formula="of:=AVERAGE([.I190:.I199])" office:value-type="float" office:value="145.39674278461" calcext:value-type="float">
            <text:p>145,3967427846</text:p>
          </table:table-cell>
          <table:table-cell table:formula="of:=AVERAGE([.J190:.J199])" office:value-type="float" office:value="13.6136997623" calcext:value-type="float">
            <text:p>13,6136997623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618893367228959" calcext:value-type="float">
            <text:p>0,6188933672</text:p>
          </table:table-cell>
          <table:table-cell table:formula="of:=COM.MICROSOFT.STDEV.P([.C190:.C199])" office:value-type="float" office:value="0.618893367228959" calcext:value-type="float">
            <text:p>0,6188933672</text:p>
          </table:table-cell>
          <table:table-cell table:formula="of:=COM.MICROSOFT.STDEV.P([.D190:.D199])" office:value-type="float" office:value="719.570750934194" calcext:value-type="float">
            <text:p>719,5707509342</text:p>
          </table:table-cell>
          <table:table-cell table:formula="of:=COM.MICROSOFT.STDEV.P([.E190:.E199])" office:value-type="float" office:value="23.3983952441186" calcext:value-type="float">
            <text:p>23,3983952441</text:p>
          </table:table-cell>
          <table:table-cell table:formula="of:=COM.MICROSOFT.STDEV.P([.F190:.F199])" office:value-type="float" office:value="23.3983952441188" calcext:value-type="float">
            <text:p>23,3983952441</text:p>
          </table:table-cell>
          <table:table-cell table:formula="of:=COM.MICROSOFT.STDEV.P([.G190:.G199])" office:value-type="float" office:value="0.164648109615627" calcext:value-type="float">
            <text:p>0,1646481096</text:p>
          </table:table-cell>
          <table:table-cell table:formula="of:=COM.MICROSOFT.STDEV.P([.H190:.H199])" office:value-type="float" office:value="0.287930547181086" calcext:value-type="float">
            <text:p>0,2879305472</text:p>
          </table:table-cell>
          <table:table-cell table:formula="of:=COM.MICROSOFT.STDEV.P([.I190:.I199])" office:value-type="float" office:value="30.8109198635427" calcext:value-type="float">
            <text:p>30,8109198635</text:p>
          </table:table-cell>
          <table:table-cell table:formula="of:=COM.MICROSOFT.STDEV.P([.J190:.J199])" office:value-type="float" office:value="1.94397980303585" calcext:value-type="float">
            <text:p>1,94397980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85.93" calcext:value-type="float">
            <text:p>85,93</text:p>
          </table:table-cell>
          <table:table-cell table:formula="of:=100-[.B207]" office:value-type="float" office:value="14.07" calcext:value-type="float">
            <text:p>14,07</text:p>
          </table:table-cell>
          <table:table-cell/>
          <table:table-cell office:value-type="float" office:value="10824.8" calcext:value-type="float">
            <text:p>10824,8</text:p>
          </table:table-cell>
          <table:table-cell office:value-type="float" office:value="1772.2" calcext:value-type="float">
            <text:p>1772,2</text:p>
          </table:table-cell>
          <table:table-cell office:value-type="float" office:value="71.87" calcext:value-type="float">
            <text:p>71,87</text:p>
          </table:table-cell>
          <table:table-cell office:value-type="float" office:value="98.17" calcext:value-type="float">
            <text:p>98,17</text:p>
          </table:table-cell>
          <table:table-cell office:value-type="float" office:value="142.5724021" calcext:value-type="float">
            <text:p>142,5724021</text:p>
          </table:table-cell>
          <table:table-cell office:value-type="float" office:value="0.143175387" calcext:value-type="float">
            <text:p>0,14317538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6.09" calcext:value-type="float">
            <text:p>86,09</text:p>
          </table:table-cell>
          <table:table-cell table:formula="of:=100-[.B212]" office:value-type="float" office:value="13.91" calcext:value-type="float">
            <text:p>13,91</text:p>
          </table:table-cell>
          <table:table-cell/>
          <table:table-cell office:value-type="float" office:value="10844.8" calcext:value-type="float">
            <text:p>10844,8</text:p>
          </table:table-cell>
          <table:table-cell office:value-type="float" office:value="1752.2" calcext:value-type="float">
            <text:p>1752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4" calcext:value-type="float">
            <text:p>98,54</text:p>
          </table:table-cell>
          <table:table-cell office:value-type="float" office:value="81.29418573" calcext:value-type="float">
            <text:p>81,29418573</text:p>
          </table:table-cell>
          <table:table-cell office:value-type="float" office:value="0.143492794" calcext:value-type="float">
            <text:p>0,14349279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5.95" calcext:value-type="float">
            <text:p>85,95</text:p>
          </table:table-cell>
          <table:table-cell table:formula="of:=100-[.B213]" office:value-type="float" office:value="14.05" calcext:value-type="float">
            <text:p>14,05</text:p>
          </table:table-cell>
          <table:table-cell/>
          <table:table-cell office:value-type="float" office:value="10827.6" calcext:value-type="float">
            <text:p>10827,6</text:p>
          </table:table-cell>
          <table:table-cell office:value-type="float" office:value="1769.4" calcext:value-type="float">
            <text:p>1769,4</text:p>
          </table:table-cell>
          <table:table-cell office:value-type="float" office:value="72.35" calcext:value-type="float">
            <text:p>72,35</text:p>
          </table:table-cell>
          <table:table-cell office:value-type="float" office:value="97.8" calcext:value-type="float">
            <text:p>97,8</text:p>
          </table:table-cell>
          <table:table-cell office:value-type="float" office:value="90.81565564" calcext:value-type="float">
            <text:p>90,81565564</text:p>
          </table:table-cell>
          <table:table-cell office:value-type="float" office:value="0.144596434" calcext:value-type="float">
            <text:p>0,14459643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6.11" calcext:value-type="float">
            <text:p>86,11</text:p>
          </table:table-cell>
          <table:table-cell table:formula="of:=100-[.B214]" office:value-type="float" office:value="13.89" calcext:value-type="float">
            <text:p>13,89</text:p>
          </table:table-cell>
          <table:table-cell/>
          <table:table-cell office:value-type="float" office:value="10846.8" calcext:value-type="float">
            <text:p>10846,8</text:p>
          </table:table-cell>
          <table:table-cell office:value-type="float" office:value="1750.2" calcext:value-type="float">
            <text:p>1750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8" calcext:value-type="float">
            <text:p>98,58</text:p>
          </table:table-cell>
          <table:table-cell office:value-type="float" office:value="151.5743989" calcext:value-type="float">
            <text:p>151,5743989</text:p>
          </table:table-cell>
          <table:table-cell office:value-type="float" office:value="0.143766999" calcext:value-type="float">
            <text:p>0,14376699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4.52" calcext:value-type="float">
            <text:p>94,52</text:p>
          </table:table-cell>
          <table:table-cell table:formula="of:=100-[.B215]" office:value-type="float" office:value="5.48" calcext:value-type="float">
            <text:p>5,48</text:p>
          </table:table-cell>
          <table:table-cell/>
          <table:table-cell office:value-type="float" office:value="11906.3" calcext:value-type="float">
            <text:p>11906,3</text:p>
          </table:table-cell>
          <table:table-cell office:value-type="float" office:value="690.7" calcext:value-type="float">
            <text:p>690,7</text:p>
          </table:table-cell>
          <table:table-cell office:value-type="float" office:value="89.96" calcext:value-type="float">
            <text:p>89,96</text:p>
          </table:table-cell>
          <table:table-cell office:value-type="float" office:value="98.49" calcext:value-type="float">
            <text:p>98,49</text:p>
          </table:table-cell>
          <table:table-cell office:value-type="float" office:value="135.0552849" calcext:value-type="float">
            <text:p>135,0552849</text:p>
          </table:table-cell>
          <table:table-cell office:value-type="float" office:value="0.142291117" calcext:value-type="float">
            <text:p>0,14229111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86.09" calcext:value-type="float">
            <text:p>86,09</text:p>
          </table:table-cell>
          <table:table-cell table:formula="of:=100-[.B216]" office:value-type="float" office:value="13.91" calcext:value-type="float">
            <text:p>13,91</text:p>
          </table:table-cell>
          <table:table-cell/>
          <table:table-cell office:value-type="float" office:value="10844.3" calcext:value-type="float">
            <text:p>10844,3</text:p>
          </table:table-cell>
          <table:table-cell office:value-type="float" office:value="1752.7" calcext:value-type="float">
            <text:p>1752,7</text:p>
          </table:table-cell>
          <table:table-cell office:value-type="float" office:value="72.09" calcext:value-type="float">
            <text:p>72,09</text:p>
          </table:table-cell>
          <table:table-cell office:value-type="float" office:value="98.27" calcext:value-type="float">
            <text:p>98,27</text:p>
          </table:table-cell>
          <table:table-cell office:value-type="float" office:value="156.6222868" calcext:value-type="float">
            <text:p>156,6222868</text:p>
          </table:table-cell>
          <table:table-cell office:value-type="float" office:value="0.193276215" calcext:value-type="float">
            <text:p>0,19327621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89.416" calcext:value-type="float">
            <text:p>89,416</text:p>
          </table:table-cell>
          <table:table-cell table:formula="of:=AVERAGE([.C207:.C216])" office:value-type="float" office:value="10.584" calcext:value-type="float">
            <text:p>10,584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263.76" calcext:value-type="float">
            <text:p>11263,76</text:p>
          </table:table-cell>
          <table:table-cell table:formula="of:=AVERAGE([.F207:.F216])" office:value-type="float" office:value="1333.24" calcext:value-type="float">
            <text:p>1333,24</text:p>
          </table:table-cell>
          <table:table-cell table:formula="of:=AVERAGE([.G207:.G216])" office:value-type="float" office:value="79.243" calcext:value-type="float">
            <text:p>79,243</text:p>
          </table:table-cell>
          <table:table-cell table:formula="of:=AVERAGE([.H207:.H216])" office:value-type="float" office:value="98.274" calcext:value-type="float">
            <text:p>98,274</text:p>
          </table:table-cell>
          <table:table-cell table:formula="of:=AVERAGE([.I207:.I216])" office:value-type="float" office:value="121.653115739" calcext:value-type="float">
            <text:p>121,653115739</text:p>
          </table:table-cell>
          <table:table-cell table:formula="of:=AVERAGE([.J207:.J216])" office:value-type="float" office:value="0.1536881519" calcext:value-type="float">
            <text:p>0,153688151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3.6468293077686" calcext:value-type="float">
            <text:p>3,6468293078</text:p>
          </table:table-cell>
          <table:table-cell table:formula="of:=COM.MICROSOFT.STDEV.P([.C207:.C216])" office:value-type="float" office:value="3.6468293077686" calcext:value-type="float">
            <text:p>3,6468293078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459.464197081775" calcext:value-type="float">
            <text:p>459,4641970818</text:p>
          </table:table-cell>
          <table:table-cell table:formula="of:=COM.MICROSOFT.STDEV.P([.F207:.F216])" office:value-type="float" office:value="459.464197081775" calcext:value-type="float">
            <text:p>459,4641970818</text:p>
          </table:table-cell>
          <table:table-cell table:formula="of:=COM.MICROSOFT.STDEV.P([.G207:.G216])" office:value-type="float" office:value="7.91393334568848" calcext:value-type="float">
            <text:p>7,9139333457</text:p>
          </table:table-cell>
          <table:table-cell table:formula="of:=COM.MICROSOFT.STDEV.P([.H207:.H216])" office:value-type="float" office:value="0.370896211897612" calcext:value-type="float">
            <text:p>0,3708962119</text:p>
          </table:table-cell>
          <table:table-cell table:formula="of:=COM.MICROSOFT.STDEV.P([.I207:.I216])" office:value-type="float" office:value="28.7891162675512" calcext:value-type="float">
            <text:p>28,7891162676</text:p>
          </table:table-cell>
          <table:table-cell table:formula="of:=COM.MICROSOFT.STDEV.P([.J207:.J216])" office:value-type="float" office:value="0.0200928532549182" calcext:value-type="float">
            <text:p>0,020092853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" calcext:value-type="float">
            <text:p>97</text:p>
          </table:table-cell>
          <table:table-cell table:formula="of:=100-[.B224]" office:value-type="float" office:value="3" calcext:value-type="float">
            <text:p>3</text:p>
          </table:table-cell>
          <table:table-cell/>
          <table:table-cell office:value-type="float" office:value="12219.5" calcext:value-type="float">
            <text:p>12219,5</text:p>
          </table:table-cell>
          <table:table-cell office:value-type="float" office:value="377.5" calcext:value-type="float">
            <text:p>377,5</text:p>
          </table:table-cell>
          <table:table-cell office:value-type="float" office:value="99.29" calcext:value-type="float">
            <text:p>99,29</text:p>
          </table:table-cell>
          <table:table-cell office:value-type="float" office:value="95.01" calcext:value-type="float">
            <text:p>95,01</text:p>
          </table:table-cell>
          <table:table-cell office:value-type="float" office:value="0.009390378" calcext:value-type="float">
            <text:p>0,009390378</text:p>
          </table:table-cell>
          <table:table-cell office:value-type="float" office:value="19.4261053085" calcext:value-type="float">
            <text:p>19,426105308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83" calcext:value-type="float">
            <text:p>96,83</text:p>
          </table:table-cell>
          <table:table-cell table:formula="of:=100-[.B229]" office:value-type="float" office:value="3.17" calcext:value-type="float">
            <text:p>3,17</text:p>
          </table:table-cell>
          <table:table-cell/>
          <table:table-cell office:value-type="float" office:value="12197.4" calcext:value-type="float">
            <text:p>12197,4</text:p>
          </table:table-cell>
          <table:table-cell office:value-type="float" office:value="399.6" calcext:value-type="float">
            <text:p>399,6</text:p>
          </table:table-cell>
          <table:table-cell office:value-type="float" office:value="98.93" calcext:value-type="float">
            <text:p>98,93</text:p>
          </table:table-cell>
          <table:table-cell office:value-type="float" office:value="94.99" calcext:value-type="float">
            <text:p>94,99</text:p>
          </table:table-cell>
          <table:table-cell office:value-type="float" office:value="0.009237409" calcext:value-type="float">
            <text:p>0,009237409</text:p>
          </table:table-cell>
          <table:table-cell office:value-type="float" office:value="19.39982035" calcext:value-type="float">
            <text:p>19,3998203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15" calcext:value-type="float">
            <text:p>96,15</text:p>
          </table:table-cell>
          <table:table-cell table:formula="of:=100-[.B230]" office:value-type="float" office:value="3.84999999999999" calcext:value-type="float">
            <text:p>3,85</text:p>
          </table:table-cell>
          <table:table-cell/>
          <table:table-cell office:value-type="float" office:value="12111.5" calcext:value-type="float">
            <text:p>12111,5</text:p>
          </table:table-cell>
          <table:table-cell office:value-type="float" office:value="485.5" calcext:value-type="float">
            <text:p>485,5</text:p>
          </table:table-cell>
          <table:table-cell office:value-type="float" office:value="97.46" calcext:value-type="float">
            <text:p>97,46</text:p>
          </table:table-cell>
          <table:table-cell office:value-type="float" office:value="95.01" calcext:value-type="float">
            <text:p>95,01</text:p>
          </table:table-cell>
          <table:table-cell office:value-type="float" office:value="0.012335086" calcext:value-type="float">
            <text:p>0,012335086</text:p>
          </table:table-cell>
          <table:table-cell office:value-type="float" office:value="23.84414604" calcext:value-type="float">
            <text:p>23,8441460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" calcext:value-type="float">
            <text:p>97</text:p>
          </table:table-cell>
          <table:table-cell table:formula="of:=100-[.B231]" office:value-type="float" office:value="3" calcext:value-type="float">
            <text:p>3</text:p>
          </table:table-cell>
          <table:table-cell/>
          <table:table-cell office:value-type="float" office:value="12219.3" calcext:value-type="float">
            <text:p>12219,3</text:p>
          </table:table-cell>
          <table:table-cell office:value-type="float" office:value="377.7" calcext:value-type="float">
            <text:p>377,7</text:p>
          </table:table-cell>
          <table:table-cell office:value-type="float" office:value="99.28" calcext:value-type="float">
            <text:p>99,28</text:p>
          </table:table-cell>
          <table:table-cell office:value-type="float" office:value="95.02" calcext:value-type="float">
            <text:p>95,02</text:p>
          </table:table-cell>
          <table:table-cell office:value-type="float" office:value="0.009485722" calcext:value-type="float">
            <text:p>0,009485722</text:p>
          </table:table-cell>
          <table:table-cell office:value-type="float" office:value="19.61005862" calcext:value-type="float">
            <text:p>19,6100586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08" calcext:value-type="float">
            <text:p>97,08</text:p>
          </table:table-cell>
          <table:table-cell table:formula="of:=100-[.B232]" office:value-type="float" office:value="2.92" calcext:value-type="float">
            <text:p>2,92</text:p>
          </table:table-cell>
          <table:table-cell/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8.97" calcext:value-type="float">
            <text:p>98,97</text:p>
          </table:table-cell>
          <table:table-cell office:value-type="float" office:value="95.44" calcext:value-type="float">
            <text:p>95,44</text:p>
          </table:table-cell>
          <table:table-cell office:value-type="float" office:value="0.009457421" calcext:value-type="float">
            <text:p>0,009457421</text:p>
          </table:table-cell>
          <table:table-cell office:value-type="float" office:value="19.73054929" calcext:value-type="float">
            <text:p>19,73054929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97" calcext:value-type="float">
            <text:p>96,97</text:p>
          </table:table-cell>
          <table:table-cell table:formula="of:=100-[.B233]" office:value-type="float" office:value="3.03" calcext:value-type="float">
            <text:p>3,03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382" calcext:value-type="float">
            <text:p>382</text:p>
          </table:table-cell>
          <table:table-cell office:value-type="float" office:value="99.18" calcext:value-type="float">
            <text:p>99,18</text:p>
          </table:table-cell>
          <table:table-cell office:value-type="float" office:value="95.04" calcext:value-type="float">
            <text:p>95,04</text:p>
          </table:table-cell>
          <table:table-cell office:value-type="float" office:value="0.011991882" calcext:value-type="float">
            <text:p>0,011991882</text:p>
          </table:table-cell>
          <table:table-cell office:value-type="float" office:value="23.80843875" calcext:value-type="float">
            <text:p>23,8084387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6.939" calcext:value-type="float">
            <text:p>96,939</text:p>
          </table:table-cell>
          <table:table-cell table:formula="of:=AVERAGE([.C224:.C233])" office:value-type="float" office:value="3.061" calcext:value-type="float">
            <text:p>3,061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11.43" calcext:value-type="float">
            <text:p>12211,43</text:p>
          </table:table-cell>
          <table:table-cell table:formula="of:=AVERAGE([.F224:.F233])" office:value-type="float" office:value="385.57" calcext:value-type="float">
            <text:p>385,57</text:p>
          </table:table-cell>
          <table:table-cell table:formula="of:=AVERAGE([.G224:.G233])" office:value-type="float" office:value="98.966" calcext:value-type="float">
            <text:p>98,966</text:p>
          </table:table-cell>
          <table:table-cell table:formula="of:=AVERAGE([.H224:.H233])" office:value-type="float" office:value="95.175" calcext:value-type="float">
            <text:p>95,175</text:p>
          </table:table-cell>
          <table:table-cell table:formula="of:=AVERAGE([.I224:.I233])" office:value-type="float" office:value="0.010197782" calcext:value-type="float">
            <text:p>0,010197782</text:p>
          </table:table-cell>
          <table:table-cell table:formula="of:=AVERAGE([.J224:.J233])" office:value-type="float" office:value="20.79045881285" calcext:value-type="float">
            <text:p>20,790458812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294905069471515" calcext:value-type="float">
            <text:p>0,2949050695</text:p>
          </table:table-cell>
          <table:table-cell table:formula="of:=COM.MICROSOFT.STDEV.P([.C224:.C233])" office:value-type="float" office:value="0.294905069471515" calcext:value-type="float">
            <text:p>0,2949050695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37.2906972313472" calcext:value-type="float">
            <text:p>37,2906972313</text:p>
          </table:table-cell>
          <table:table-cell table:formula="of:=COM.MICROSOFT.STDEV.P([.F224:.F233])" office:value-type="float" office:value="37.2906972313471" calcext:value-type="float">
            <text:p>37,2906972313</text:p>
          </table:table-cell>
          <table:table-cell table:formula="of:=COM.MICROSOFT.STDEV.P([.G224:.G233])" office:value-type="float" office:value="0.583852721154918" calcext:value-type="float">
            <text:p>0,5838527212</text:p>
          </table:table-cell>
          <table:table-cell table:formula="of:=COM.MICROSOFT.STDEV.P([.H224:.H233])" office:value-type="float" office:value="0.213974297521921" calcext:value-type="float">
            <text:p>0,2139742975</text:p>
          </table:table-cell>
          <table:table-cell table:formula="of:=COM.MICROSOFT.STDEV.P([.I224:.I233])" office:value-type="float" office:value="0.00127080436793946" calcext:value-type="float">
            <text:p>0,0012708044</text:p>
          </table:table-cell>
          <table:table-cell table:formula="of:=COM.MICROSOFT.STDEV.P([.J224:.J233])" office:value-type="float" office:value="1.98498270580071" calcext:value-type="float">
            <text:p>1,984982705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1" calcext:value-type="float">
            <text:p>97,1</text:p>
          </table:table-cell>
          <table:table-cell table:formula="of:=100-[.B241]" office:value-type="float" office:value="2.90000000000001" calcext:value-type="float">
            <text:p>2,9</text:p>
          </table:table-cell>
          <table:table-cell office:value-type="float" office:value="9201.9" calcext:value-type="float">
            <text:p>9201,9</text:p>
          </table:table-cell>
          <table:table-cell office:value-type="float" office:value="12231.5" calcext:value-type="float">
            <text:p>12231,5</text:p>
          </table:table-cell>
          <table:table-cell office:value-type="float" office:value="365.5" calcext:value-type="float">
            <text:p>365,5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9" calcext:value-type="float">
            <text:p>94,99</text:p>
          </table:table-cell>
          <table:table-cell office:value-type="float" office:value="257.7211520911" calcext:value-type="float">
            <text:p>257,7211520911</text:p>
          </table:table-cell>
          <table:table-cell office:value-type="float" office:value="17.43596550135" calcext:value-type="float">
            <text:p>17,4359655014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11" calcext:value-type="float">
            <text:p>97,11</text:p>
          </table:table-cell>
          <table:table-cell table:formula="of:=100-[.B246]" office:value-type="float" office:value="2.89" calcext:value-type="float">
            <text:p>2,89</text:p>
          </table:table-cell>
          <table:table-cell office:value-type="float" office:value="9867.3" calcext:value-type="float">
            <text:p>9867,3</text:p>
          </table:table-cell>
          <table:table-cell office:value-type="float" office:value="12232.6" calcext:value-type="float">
            <text:p>12232,6</text:p>
          </table:table-cell>
          <table:table-cell office:value-type="float" office:value="364.4" calcext:value-type="float">
            <text:p>364,4</text:p>
          </table:table-cell>
          <table:table-cell office:value-type="float" office:value="99.56" calcext:value-type="float">
            <text:p>99,56</text:p>
          </table:table-cell>
          <table:table-cell office:value-type="float" office:value="94.97" calcext:value-type="float">
            <text:p>94,97</text:p>
          </table:table-cell>
          <table:table-cell office:value-type="float" office:value="137.6297881" calcext:value-type="float">
            <text:p>137,6297881</text:p>
          </table:table-cell>
          <table:table-cell office:value-type="float" office:value="15.33879321" calcext:value-type="float">
            <text:p>15,3387932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55" calcext:value-type="float">
            <text:p>96,55</text:p>
          </table:table-cell>
          <table:table-cell table:formula="of:=100-[.B247]" office:value-type="float" office:value="3.45" calcext:value-type="float">
            <text:p>3,45</text:p>
          </table:table-cell>
          <table:table-cell office:value-type="float" office:value="9947.7" calcext:value-type="float">
            <text:p>9947,7</text:p>
          </table:table-cell>
          <table:table-cell office:value-type="float" office:value="12162.1" calcext:value-type="float">
            <text:p>12162,1</text:p>
          </table:table-cell>
          <table:table-cell office:value-type="float" office:value="434.9" calcext:value-type="float">
            <text:p>434,9</text:p>
          </table:table-cell>
          <table:table-cell office:value-type="float" office:value="98.34" calcext:value-type="float">
            <text:p>98,34</text:p>
          </table:table-cell>
          <table:table-cell office:value-type="float" office:value="94.99" calcext:value-type="float">
            <text:p>94,99</text:p>
          </table:table-cell>
          <table:table-cell office:value-type="float" office:value="152.2039149" calcext:value-type="float">
            <text:p>152,2039149</text:p>
          </table:table-cell>
          <table:table-cell office:value-type="float" office:value="18.8437036" calcext:value-type="float">
            <text:p>18,8437036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9" calcext:value-type="float">
            <text:p>97,09</text:p>
          </table:table-cell>
          <table:table-cell table:formula="of:=100-[.B248]" office:value-type="float" office:value="2.91" calcext:value-type="float">
            <text:p>2,91</text:p>
          </table:table-cell>
          <table:table-cell office:value-type="float" office:value="10018" calcext:value-type="float">
            <text:p>10018</text:p>
          </table:table-cell>
          <table:table-cell office:value-type="float" office:value="12230.3" calcext:value-type="float">
            <text:p>12230,3</text:p>
          </table:table-cell>
          <table:table-cell office:value-type="float" office:value="366.7" calcext:value-type="float">
            <text:p>366,7</text:p>
          </table:table-cell>
          <table:table-cell office:value-type="float" office:value="99.47" calcext:value-type="float">
            <text:p>99,47</text:p>
          </table:table-cell>
          <table:table-cell office:value-type="float" office:value="95.01" calcext:value-type="float">
            <text:p>95,01</text:p>
          </table:table-cell>
          <table:table-cell office:value-type="float" office:value="118.9237928" calcext:value-type="float">
            <text:p>118,9237928</text:p>
          </table:table-cell>
          <table:table-cell office:value-type="float" office:value="15.62331159" calcext:value-type="float">
            <text:p>15,6233115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3" calcext:value-type="float">
            <text:p>97,3</text:p>
          </table:table-cell>
          <table:table-cell table:formula="of:=100-[.B249]" office:value-type="float" office:value="2.7" calcext:value-type="float">
            <text:p>2,7</text:p>
          </table:table-cell>
          <table:table-cell office:value-type="float" office:value="9147.4" calcext:value-type="float">
            <text:p>9147,4</text:p>
          </table:table-cell>
          <table:table-cell office:value-type="float" office:value="12256.9" calcext:value-type="float">
            <text:p>12256,9</text:p>
          </table:table-cell>
          <table:table-cell office:value-type="float" office:value="340.1" calcext:value-type="float">
            <text:p>340,1</text:p>
          </table:table-cell>
          <table:table-cell office:value-type="float" office:value="99.47" calcext:value-type="float">
            <text:p>99,47</text:p>
          </table:table-cell>
          <table:table-cell office:value-type="float" office:value="95.41" calcext:value-type="float">
            <text:p>95,41</text:p>
          </table:table-cell>
          <table:table-cell office:value-type="float" office:value="128.9503772" calcext:value-type="float">
            <text:p>128,9503772</text:p>
          </table:table-cell>
          <table:table-cell office:value-type="float" office:value="14.31820619" calcext:value-type="float">
            <text:p>14,31820619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08" calcext:value-type="float">
            <text:p>97,08</text:p>
          </table:table-cell>
          <table:table-cell table:formula="of:=100-[.B250]" office:value-type="float" office:value="2.92" calcext:value-type="float">
            <text:p>2,92</text:p>
          </table:table-cell>
          <table:table-cell office:value-type="float" office:value="9972.4" calcext:value-type="float">
            <text:p>9972,4</text:p>
          </table:table-cell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9.46" calcext:value-type="float">
            <text:p>99,46</text:p>
          </table:table-cell>
          <table:table-cell office:value-type="float" office:value="95.02" calcext:value-type="float">
            <text:p>95,02</text:p>
          </table:table-cell>
          <table:table-cell office:value-type="float" office:value="100.0415808" calcext:value-type="float">
            <text:p>100,0415808</text:p>
          </table:table-cell>
          <table:table-cell office:value-type="float" office:value="15.42437723" calcext:value-type="float">
            <text:p>15,4243772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112" calcext:value-type="float">
            <text:p>97,112</text:p>
          </table:table-cell>
          <table:table-cell table:formula="of:=AVERAGE([.C241:.C250])" office:value-type="float" office:value="2.888" calcext:value-type="float">
            <text:p>2,888</text:p>
          </table:table-cell>
          <table:table-cell table:formula="of:=AVERAGE([.D241:.D250])" office:value-type="float" office:value="9457.62" calcext:value-type="float">
            <text:p>9457,62</text:p>
          </table:table-cell>
          <table:table-cell table:formula="of:=AVERAGE([.E241:.E250])" office:value-type="float" office:value="12233.04" calcext:value-type="float">
            <text:p>12233,04</text:p>
          </table:table-cell>
          <table:table-cell table:formula="of:=AVERAGE([.F241:.F250])" office:value-type="float" office:value="363.56" calcext:value-type="float">
            <text:p>363,56</text:p>
          </table:table-cell>
          <table:table-cell table:formula="of:=AVERAGE([.G241:.G250])" office:value-type="float" office:value="99.365" calcext:value-type="float">
            <text:p>99,365</text:p>
          </table:table-cell>
          <table:table-cell table:formula="of:=AVERAGE([.H241:.H250])" office:value-type="float" office:value="95.148" calcext:value-type="float">
            <text:p>95,148</text:p>
          </table:table-cell>
          <table:table-cell table:formula="of:=AVERAGE([.I241:.I250])" office:value-type="float" office:value="133.77001264511" calcext:value-type="float">
            <text:p>133,7700126451</text:p>
          </table:table-cell>
          <table:table-cell table:formula="of:=AVERAGE([.J241:.J250])" office:value-type="float" office:value="15.656446455135" calcext:value-type="float">
            <text:p>15,656446455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206339526024463" calcext:value-type="float">
            <text:p>0,206339526</text:p>
          </table:table-cell>
          <table:table-cell table:formula="of:=COM.MICROSOFT.STDEV.P([.C241:.C250])" office:value-type="float" office:value="0.206339526024463" calcext:value-type="float">
            <text:p>0,206339526</text:p>
          </table:table-cell>
          <table:table-cell table:formula="of:=COM.MICROSOFT.STDEV.P([.D241:.D250])" office:value-type="float" office:value="429.28808928271" calcext:value-type="float">
            <text:p>429,2880892827</text:p>
          </table:table-cell>
          <table:table-cell table:formula="of:=COM.MICROSOFT.STDEV.P([.E241:.E250])" office:value-type="float" office:value="26.027224208509" calcext:value-type="float">
            <text:p>26,0272242085</text:p>
          </table:table-cell>
          <table:table-cell table:formula="of:=COM.MICROSOFT.STDEV.P([.F241:.F250])" office:value-type="float" office:value="26.4489016785196" calcext:value-type="float">
            <text:p>26,4489016785</text:p>
          </table:table-cell>
          <table:table-cell table:formula="of:=COM.MICROSOFT.STDEV.P([.G241:.G250])" office:value-type="float" office:value="0.358308526273099" calcext:value-type="float">
            <text:p>0,3583085263</text:p>
          </table:table-cell>
          <table:table-cell table:formula="of:=COM.MICROSOFT.STDEV.P([.H241:.H250])" office:value-type="float" office:value="0.205757138393787" calcext:value-type="float">
            <text:p>0,2057571384</text:p>
          </table:table-cell>
          <table:table-cell table:formula="of:=COM.MICROSOFT.STDEV.P([.I241:.I250])" office:value-type="float" office:value="47.1924849914847" calcext:value-type="float">
            <text:p>47,1924849915</text:p>
          </table:table-cell>
          <table:table-cell table:formula="of:=COM.MICROSOFT.STDEV.P([.J241:.J250])" office:value-type="float" office:value="1.65559014448743" calcext:value-type="float">
            <text:p>1,655590144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28:54.8959858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1-21T16:01:38.922522397</dc:date>
    <meta:editing-duration>PT10H58M15S</meta:editing-duration>
    <meta:editing-cycles>76</meta:editing-cycles>
    <meta:generator>LibreOffice/5.1.6.2$Linux_X86_64 LibreOffice_project/10m0$Build-2</meta:generator>
    <meta:document-statistic meta:table-count="1" meta:cell-count="1835" meta:object-count="0"/>
  </office:meta>
</office:document-meta>
</file>